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4.77cm" fo:min-width="9.675cm" fo:padding-top="0.151cm" fo:padding-bottom="0.151cm" fo:padding-left="0.276cm" fo:padding-right="0.276cm"/>
    </style:style>
    <style:style style:name="gr2" style:family="graphic" style:parent-style-name="standard">
      <style:graphic-properties svg:stroke-color="#ed1c24" draw:textarea-vertical-align="middl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4.044cm" fo:min-width="10.346cm" fo:padding-top="0.151cm" fo:padding-bottom="0.151cm" fo:padding-left="0.276cm" fo:padding-right="0.276cm"/>
    </style:style>
    <style:style style:name="gr4" style:family="graphic" style:parent-style-name="standard">
      <style:graphic-properties svg:stroke-width="0.028cm" svg:stroke-color="#666666" draw:marker-start-width="0.042cm" draw:marker-end-width="0.0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89c765" draw:textarea-horizontal-align="justify" draw:textarea-vertical-align="middle" draw:auto-grow-height="false" fo:min-height="0.351cm" fo:min-width="0.79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97cm" fo:min-width="0.1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9ae" draw:textarea-horizontal-align="justify" draw:textarea-vertical-align="middle" draw:auto-grow-height="false" fo:min-height="0.893cm" fo:min-width="0.897cm" fo:padding-top="0.142cm" fo:padding-bottom="0.142cm" fo:padding-left="0.267cm" fo:padding-right="0.267cm"/>
    </style:style>
    <style:style style:name="gr8" style:family="graphic" style:parent-style-name="standard">
      <style:graphic-properties svg:stroke-width="0.028cm" svg:stroke-color="#111111" draw:marker-start-width="0.242cm" draw:marker-end-width="0.242cm" draw:fill-color="#dfcce4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048cm" fo:min-width="1.11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732cm" fo:min-width="0.736cm" fo:padding-top="0.142cm" fo:padding-bottom="0.142cm" fo:padding-left="0.267cm" fo:padding-right="0.267cm"/>
    </style:style>
    <style:style style:name="gr12" style:family="graphic" style:parent-style-name="standard">
      <style:graphic-properties svg:stroke-width="0.028cm" svg:stroke-color="#111111" draw:marker-start-width="0.042cm" draw:marker-end-width="0.042cm" draw:fill-color="#dfcce4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Fine_20_Dashed"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draw:stroke="dash" draw:stroke-dash="Dashed_20__28_var_29_"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svg:stroke-width="0.028cm" draw:marker-start-width="0.042cm" draw:marker-end-width="0.042cm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width="0.035cm" draw:marker-start-width="0.052cm" draw:marker-end-width="0.0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9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022cm"/>
    </style:style>
    <style:style style:name="gr19" style:family="graphic" style:parent-style-name="standard">
      <style:graphic-properties svg:stroke-width="0.018cm" svg:stroke-color="#ed1c24" draw:marker-start-width="0.027cm" draw:marker-end-width="0.027cm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9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fff9ae" draw:textarea-horizontal-align="justify" draw:textarea-vertical-align="middle" draw:auto-grow-height="false" fo:min-height="0.859cm" fo:min-width="0.863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69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f37b70" draw:textarea-horizontal-align="justify" draw:textarea-vertical-align="middle" draw:auto-grow-height="false" fo:min-height="1.24cm" fo:min-width="0.355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494cm" fo:min-width="1.117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04cm" fo:min-width="0.6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28cm" draw:marker-start-width="0.042cm" draw:marker-end-width="0.042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35cm" draw:marker-start-width="0.052cm" draw:marker-end-width="0.052cm" draw:fill-color="#bd7cb5" draw:textarea-horizontal-align="justify" draw:textarea-vertical-align="middle" draw:auto-grow-height="false" fo:min-height="0.224cm" fo:min-width="1.625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494cm" fo:min-width="0.752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206cm" fo:min-width="1.244cm" fo:padding-top="0.142cm" fo:padding-bottom="0.142cm" fo:padding-left="0.267cm" fo:padding-right="0.267cm"/>
    </style:style>
    <style:style style:name="gr31" style:family="graphic" style:parent-style-name="standard">
      <style:graphic-properties svg:stroke-width="0.018cm" svg:stroke-color="#808080" draw:marker-start-width="0.027cm" draw:marker-end-width="0.027cm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941cm" fo:min-width="1.61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04cm" fo:min-width="0.253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f37b70" draw:textarea-horizontal-align="justify" draw:textarea-vertical-align="middle" draw:auto-grow-height="false" fo:min-height="1.491cm" fo:min-width="0.355cm" fo:padding-top="0.142cm" fo:padding-bottom="0.142cm" fo:padding-left="0.267cm" fo:padding-right="0.267cm"/>
    </style:style>
    <style:style style:name="gr35" style:family="graphic" style:parent-style-name="standard">
      <style:graphic-properties svg:stroke-width="0.018cm" draw:marker-start-width="0.027cm" draw:marker-end-width="0.0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53cm"/>
    </style:style>
    <style:style style:name="gr37" style:family="graphic" style:parent-style-name="objectwithoutfill">
      <style:graphic-properties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605cm" fo:min-width="2.439cm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draw:marker-start-width="0.052cm" draw:marker-end-width="0.0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5.252cm" fo:min-width="12.935cm" fo:padding-top="0.151cm" fo:padding-bottom="0.151cm" fo:padding-left="0.276cm" fo:padding-right="0.276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89c765" draw:textarea-horizontal-align="justify" draw:textarea-vertical-align="middle" draw:auto-grow-height="false" fo:min-height="0.53cm" fo:min-width="1.175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04cm" fo:min-width="0.278cm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6cm" fo:min-width="2.68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1.738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941cm" fo:min-width="1.479cm" fo:padding-top="0.142cm" fo:padding-bottom="0.142cm" fo:padding-left="0.267cm" fo:padding-right="0.267cm"/>
    </style:style>
    <style:style style:name="gr47" style:family="graphic" style:parent-style-name="standard">
      <style:graphic-properties svg:stroke-width="0.018cm" svg:stroke-color="#000000" draw:marker-start-width="0.027cm" draw:marker-end-width="0.027cm" draw:fill-color="#89c765" draw:textarea-horizontal-align="justify" draw:textarea-vertical-align="middle" draw:auto-grow-height="false" fo:min-height="0.62cm" fo:min-width="1.813cm" fo:padding-top="0.134cm" fo:padding-bottom="0.134cm" fo:padding-left="0.259cm" fo:padding-right="0.259cm"/>
    </style:style>
    <style:style style:name="gr48" style:family="graphic" style:parent-style-name="standard">
      <style:graphic-properties svg:stroke-width="0.018cm" svg:stroke-color="#666666" draw:marker-start-width="0.027cm" draw:marker-end-width="0.027cm" draw:textarea-vertical-align="middle" fo:padding-top="0.134cm" fo:padding-bottom="0.134cm" fo:padding-left="0.259cm" fo:padding-right="0.25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51" style:family="graphic" style:parent-style-name="standard">
      <style:graphic-properties svg:stroke-width="0.018cm" svg:stroke-color="#000000" draw:marker-start-width="0.027cm" draw:marker-end-width="0.0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2" style:family="graphic" style:parent-style-name="objectwithoutfill">
      <style:graphic-properties svg:stroke-width="0.018cm" svg:stroke-color="#000000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svg:stroke-width="0.018cm" svg:stroke-color="#000000" draw:marker-start-width="0.027cm" draw:marker-end="Rounded_20_short_20_Arrow" draw:marker-end-width="0.102cm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svg:stroke-width="0.018cm" svg:stroke-color="#666666" draw:marker-start-width="0.027cm" draw:marker-end-width="0.027cm" draw:fill-color="#666666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38cm"/>
    </style:style>
    <style:style style:name="gr56" style:family="graphic" style:parent-style-name="standard">
      <style:graphic-properties svg:stroke-width="0.018cm" svg:stroke-color="#000000" draw:marker-start="Rounded_20_short_20_Arrow" draw:marker-start-width="0.102cm" draw:marker-end="" draw:marker-end-width="0.102cm" draw:textarea-vertical-align="middle" fo:padding-top="0.134cm" fo:padding-bottom="0.134cm" fo:padding-left="0.259cm" fo:padding-right="0.259cm"/>
    </style:style>
    <style:style style:name="gr57" style:family="graphic" style:parent-style-name="standard">
      <style:graphic-properties svg:stroke-color="#000000" draw:marker-end="Rounded_20_short_20_Arrow" draw:marker-end-width="0.102cm" draw:textarea-vertical-align="middle"/>
    </style:style>
    <style:style style:name="gr58" style:family="graphic" style:parent-style-name="standard">
      <style:graphic-properties svg:stroke-width="0.035cm" draw:marker-start-width="0.052cm" draw:marker-end-width="0.052cm" draw:fill-color="#59c5c7" draw:textarea-horizontal-align="justify" draw:textarea-vertical-align="middle" draw:auto-grow-height="false" fo:min-height="0.986cm" fo:min-width="0.904cm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0" style:family="graphic" style:parent-style-name="standard">
      <style:graphic-properties svg:stroke-width="0.035cm" draw:marker-start-width="0.052cm" draw:marker-end-width="0.052cm" draw:fill-color="#59c5c7" draw:textarea-horizontal-align="justify" draw:textarea-vertical-align="middle" draw:auto-grow-height="false" fo:min-height="0.812cm" fo:min-width="0.863cm" fo:padding-top="0.142cm" fo:padding-bottom="0.142cm" fo:padding-left="0.267cm" fo:padding-right="0.267cm"/>
    </style:style>
    <style:style style:name="gr61" style:family="graphic" style:parent-style-name="objectwithoutfill">
      <style:graphic-properties svg:stroke-width="0.018cm" svg:stroke-color="#ed1c24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62" style:family="graphic" style:parent-style-name="standard">
      <style:graphic-properties svg:stroke-width="0.035cm" draw:marker-start-width="0.052cm" draw:marker-end-width="0.052cm" draw:fill-color="#59c5c7" draw:textarea-horizontal-align="justify" draw:textarea-vertical-align="middle" draw:auto-grow-height="false" fo:min-height="0.986cm" fo:min-width="0.863cm" fo:padding-top="0.142cm" fo:padding-bottom="0.142cm" fo:padding-left="0.267cm" fo:padding-right="0.267cm"/>
    </style:style>
    <style:style style:name="gr63" style:family="graphic" style:parent-style-name="standard">
      <style:graphic-properties svg:stroke-width="0.018cm" draw:marker-start-width="0.027cm" draw:marker-end="Rounded_20_short_20_Arrow" draw:marker-end-width="0.027cm" draw:textarea-vertical-align="middle" fo:padding-top="0.134cm" fo:padding-bottom="0.134cm" fo:padding-left="0.259cm" fo:padding-right="0.259cm"/>
    </style:style>
    <style:style style:name="gr64" style:family="graphic" style:parent-style-name="standard">
      <style:graphic-properties svg:stroke-width="0.018cm" svg:stroke-color="#000000" draw:marker-start="Rounded_20_short_20_Arrow" draw:marker-start-width="0.102cm" draw:marker-end-width="0.027cm" draw:textarea-vertical-align="middle" fo:padding-top="0.134cm" fo:padding-bottom="0.134cm" fo:padding-left="0.259cm" fo:padding-right="0.259cm"/>
    </style:style>
    <style:style style:name="gr65" style:family="graphic" style:parent-style-name="standard">
      <style:graphic-properties svg:stroke-width="0.018cm" draw:marker-start-width="0.027cm" draw:marker-end-width="0.027cm" draw:textarea-vertical-align="middle" fo:padding-top="0.134cm" fo:padding-bottom="0.134cm" fo:padding-left="0.259cm" fo:padding-right="0.25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2.682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9c765"/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6pt"/>
    </style:style>
    <style:style style:name="P5" style:family="paragraph">
      <loext:graphic-properties draw:fill="solid" draw:fill-color="#fff9ae"/>
      <style:paragraph-properties fo:text-align="center"/>
      <style:text-properties fo:font-size="10pt"/>
    </style:style>
    <style:style style:name="P6" style:family="paragraph">
      <loext:graphic-properties draw:fill-color="#dfcce4"/>
      <style:paragraph-properties fo:text-align="center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="solid" draw:fill-color="#7da7d8"/>
      <style:paragraph-properties fo:text-align="center"/>
      <style:text-properties fo:font-size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8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8pt" style:font-size-asian="12pt" style:font-size-complex="12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solid" draw:fill-color="#f37b70"/>
      <style:paragraph-properties fo:text-align="center"/>
      <style:text-properties fo:font-size="10pt"/>
    </style:style>
    <style:style style:name="P16" style:family="paragraph">
      <loext:graphic-properties draw:fill-color="#f9a870"/>
      <style:paragraph-properties fo:text-align="center"/>
      <style:text-properties fo:font-size="10pt" style:font-size-asian="6pt" style:font-size-complex="6pt"/>
    </style:style>
    <style:style style:name="P17" style:family="paragraph">
      <loext:graphic-properties draw:fill-color="#bd7cb5"/>
      <style:paragraph-properties fo:text-align="center"/>
      <style:text-properties fo:font-size="10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f9a870"/>
      <style:paragraph-properties fo:margin-left="0cm" fo:margin-right="0cm" fo:text-align="center" fo:text-indent="0cm"/>
      <style:text-properties fo:font-size="10pt"/>
    </style:style>
    <style:style style:name="P20" style:family="paragraph">
      <loext:graphic-properties draw:fill="none" draw:fill-color="#ffffff"/>
      <style:text-properties fo:font-size="4pt"/>
    </style:style>
    <style:style style:name="P21" style:family="paragraph">
      <loext:graphic-properties draw:fill-color="#89c765"/>
      <style:paragraph-properties fo:text-align="center"/>
      <style:text-properties fo:font-size="9pt"/>
    </style:style>
    <style:style style:name="P22" style:family="paragraph">
      <style:text-properties fo:font-size="4pt"/>
    </style:style>
    <style:style style:name="P23" style:family="paragraph">
      <loext:graphic-properties draw:fill="none" draw:fill-color="#ffffff"/>
      <style:text-properties fo:font-size="4pt" style:font-size-asian="6pt" style:font-size-complex="6pt"/>
    </style:style>
    <style:style style:name="P24" style:family="paragraph">
      <style:paragraph-properties fo:text-align="end"/>
      <style:text-properties fo:font-size="4pt"/>
    </style:style>
    <style:style style:name="P25" style:family="paragraph">
      <loext:graphic-properties draw:fill="none" draw:fill-color="#ffffff"/>
      <style:paragraph-properties fo:text-align="end"/>
      <style:text-properties fo:font-size="4pt" style:font-size-asian="6pt" style:font-size-complex="6pt"/>
    </style:style>
    <style:style style:name="P26" style:family="paragraph">
      <loext:graphic-properties draw:fill-color="#666666"/>
      <style:paragraph-properties fo:text-align="center"/>
    </style:style>
    <style:style style:name="P27" style:family="paragraph">
      <style:paragraph-properties fo:text-align="start"/>
      <style:text-properties fo:font-size="4pt"/>
    </style:style>
    <style:style style:name="P28" style:family="paragraph">
      <loext:graphic-properties draw:fill="none" draw:fill-color="#ffffff"/>
      <style:paragraph-properties fo:text-align="start"/>
      <style:text-properties fo:font-size="4pt" style:font-size-asian="6pt" style:font-size-complex="6pt"/>
    </style:style>
    <style:style style:name="P29" style:family="paragraph">
      <loext:graphic-properties draw:fill-color="#59c5c7"/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6pt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6pt" style:font-size-complex="6pt"/>
    </style:style>
    <style:style style:name="T6" style:family="text">
      <style:text-properties fo:font-size="4pt"/>
    </style:style>
    <style:style style:name="T7" style:family="text">
      <style:text-properties fo:font-size="9pt"/>
    </style:style>
    <style:style style:name="T8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89cm" svg:height="5.334cm" svg:x="5.629cm" svg:y="10.525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cm 3.413cm" svg:x1="7.665cm" svg:y1="13.541cm" svg:x2="5.011cm" svg:y2="11.243cm" draw:start-shape="id1" draw:start-glue-point="0" draw:end-shape="id2" draw:end-glue-point="3" svg:d="M7665 13541v-750h250v-1548h-2904" svg:viewBox="0 0 2905 2299">
          <text:p/>
        </draw:connector>
        <draw:connector draw:style-name="gr2" draw:text-style-name="P2" draw:layer="layout" draw:line-skew="0cm 3.159cm" svg:x1="7.657cm" svg:y1="15.116cm" svg:x2="5.011cm" svg:y2="11.243cm" draw:start-shape="id3" draw:start-glue-point="0" draw:end-shape="id2" draw:end-glue-point="3" svg:d="M7657 15116v-1537h4v-2336h-2650" svg:viewBox="0 0 2651 3874">
          <text:p/>
        </draw:connector>
        <draw:custom-shape draw:style-name="gr3" draw:text-style-name="P1" draw:layer="layout" svg:width="11.124cm" svg:height="4.572cm" svg:x="5.309cm" svg:y="2.778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cm 4.402cm" svg:x1="7.759cm" svg:y1="6.08cm" svg:x2="4.527cm" svg:y2="3.497cm" draw:start-shape="id4" draw:start-glue-point="0" draw:end-shape="id5" draw:end-glue-point="3" svg:d="M7759 6080v-1020h661v-1563h-3893" svg:viewBox="0 0 3894 2584">
          <text:p/>
        </draw:connector>
        <draw:connector draw:style-name="gr4" draw:text-style-name="P2" draw:layer="layout" draw:line-skew="-0.091cm" svg:x1="9.237cm" svg:y1="4.327cm" svg:x2="10.961cm" svg:y2="4.619cm" draw:start-shape="id6" draw:start-glue-point="5" draw:end-shape="id7" svg:d="M9237 4327h771v292h953" svg:viewBox="0 0 1725 293">
          <text:p/>
        </draw:connector>
        <draw:connector draw:style-name="gr4" draw:text-style-name="P2" draw:layer="layout" draw:line-skew="-0.122cm" svg:x1="9.237cm" svg:y1="4.232cm" svg:x2="10.77cm" svg:y2="4.238cm" draw:start-shape="id6" draw:start-glue-point="4" draw:end-shape="id8" draw:end-glue-point="3" svg:d="M9237 4232h644v6h889" svg:viewBox="0 0 1534 7">
          <text:p/>
        </draw:connector>
        <draw:connector draw:style-name="gr4" draw:text-style-name="P2" draw:layer="layout" draw:line-skew="-0.281cm" svg:x1="9.237cm" svg:y1="4.422cm" svg:x2="11.088cm" svg:y2="5cm" draw:start-shape="id6" draw:start-glue-point="6" draw:end-shape="id9" draw:end-glue-point="3" svg:d="M9237 4422h644v578h1207" svg:viewBox="0 0 1852 579">
          <text:p/>
        </draw:connector>
        <draw:connector draw:style-name="gr4" draw:text-style-name="P2" draw:layer="layout" draw:line-skew="-0.884cm" svg:x1="9.237cm" svg:y1="5.372cm" svg:x2="11.532cm" svg:y2="6.651cm" draw:start-shape="id6" draw:start-glue-point="15" draw:end-shape="id10" draw:end-glue-point="3" svg:d="M9237 5372h263v1279h2032" svg:viewBox="0 0 2296 1280">
          <text:p/>
        </draw:connector>
        <draw:g xml:id="id10" draw:id="id10">
          <draw:glue-point draw:id="4" svg:x="-5cm" svg:y="-2.992cm"/>
          <draw:glue-point draw:id="5" svg:x="-5cm" svg:y="3.007cm"/>
          <draw:glue-point draw:id="6" svg:x="5.099cm" svg:y="-2.992cm"/>
          <draw:custom-shape draw:style-name="gr5" draw:text-style-name="P3" draw:layer="layout" svg:width="1.333cm" svg:height="0.635cm" svg:x="11.532cm" svg:y="6.334cm">
            <draw:glue-point draw:id="4" svg:x="-4.996cm" svg:y="-2.5cm"/>
            <draw:glue-point draw:id="5" svg:x="-4.996cm" svg:y="2.5cm"/>
            <text:p text:style-name="P2"><text:span text:style-name="T1">MAC</text:span><text:span text:style-name="T1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4cm" svg:height="0.381cm" draw:transform="rotate (1.5707963267949) translate (12.865cm 6.968cm)">
            <text:p text:style-name="P2"><text:span text:style-name="T2">R</text:span><text:span text:style-name="T2">e</text:span><text:span text:style-name="T2">L</text:span><text:span text:style-name="T2">U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glue-point draw:id="4" svg:x="-5cm" svg:y="-2.992cm"/>
          <draw:glue-point draw:id="5" svg:x="-5cm" svg:y="3.007cm"/>
          <draw:glue-point draw:id="6" svg:x="5cm" svg:y="-2.992cm"/>
          <draw:custom-shape draw:style-name="gr5" draw:text-style-name="P3" draw:layer="layout" svg:width="1.333cm" svg:height="0.635cm" svg:x="11.088cm" svg:y="4.683cm">
            <draw:glue-point draw:id="4" svg:x="-4.996cm" svg:y="-2.5cm"/>
            <draw:glue-point draw:id="5" svg:x="-4.996cm" svg:y="2.5cm"/>
            <text:p text:style-name="P2"><text:span text:style-name="T1">MAC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4cm" svg:height="0.381cm" draw:transform="rotate (1.5707963267949) translate (12.421cm 5.317cm)">
            <text:p text:style-name="P2"><text:span text:style-name="T2">R</text:span><text:span text:style-name="T2">e</text:span><text:span text:style-name="T2">L</text:span><text:span text:style-name="T2">U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glue-point draw:id="4" svg:x="-5cm" svg:y="-2.992cm"/>
          <draw:glue-point draw:id="5" svg:x="-5cm" svg:y="3.007cm"/>
          <draw:glue-point draw:id="6" svg:x="5cm" svg:y="-2.992cm"/>
          <draw:custom-shape draw:style-name="gr5" draw:text-style-name="P3" draw:layer="layout" svg:width="1.333cm" svg:height="0.635cm" svg:x="10.961cm" svg:y="4.302cm">
            <draw:glue-point draw:id="4" svg:x="-4.996cm" svg:y="-2.5cm"/>
            <draw:glue-point draw:id="5" svg:x="-4.996cm" svg:y="2.5cm"/>
            <text:p text:style-name="P2"><text:span text:style-name="T1">MA</text:span><text:span text:style-name="T1">C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4cm" svg:height="0.381cm" draw:transform="rotate (1.5707963267949) translate (12.294cm 4.936cm)">
            <text:p text:style-name="P2"><text:span text:style-name="T2">R</text:span><text:span text:style-name="T2">e</text:span><text:span text:style-name="T2">L</text:span><text:span text:style-name="T2">U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5" xml:id="id12" draw:id="id12" draw:layer="layout" svg:width="1.397cm" svg:height="1.143cm" svg:x="5.69cm" svg:y="4.229cm">
          <text:p text:style-name="P2"><text:span text:style-name="T1">Z</text:span><text:span text:style-name="T1">e</text:span><text:span text:style-name="T1">r</text:span><text:span text:style-name="T1">o</text:span><text:span text:style-name="T1">-</text:span></text:p>
          <text:p text:style-name="P2"><text:span text:style-name="T1">P</text:span><text:span text:style-name="T1">a</text:span><text:span text:style-name="T1">d</text:span><text:span text:style-name="T1">d</text:span><text:span text:style-name="T1">i</text:span><text:span text:style-name="T1">n</text:span><text:span text:style-name="T1">g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line-skew="0.233cm" svg:x1="9.246cm" svg:y1="6.207cm" svg:x2="10.771cm" svg:y2="4.396cm" draw:start-shape="id4" draw:start-glue-point="5" draw:end-shape="id11" draw:end-glue-point="5" svg:d="M9246 6207h994v-1811h531" svg:viewBox="0 0 1526 1812">
          <text:p/>
        </draw:connector>
        <draw:connector draw:style-name="gr9" draw:text-style-name="P7" draw:layer="layout" svg:x1="7.087cm" svg:y1="4.8cm" svg:x2="7.587cm" svg:y2="4.802cm" draw:start-shape="id12" draw:start-glue-point="1" draw:end-shape="id6" draw:end-glue-point="3" svg:d="M7087 4800h249v2h251" svg:viewBox="0 0 501 3">
          <text:p/>
        </draw:connector>
        <draw:custom-shape draw:style-name="gr10" draw:text-style-name="P8" xml:id="id6" draw:id="id6" draw:layer="layout" svg:width="1.651cm" svg:height="1.332cm" svg:x="7.587cm" svg:y="4.136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Slice</text:span></text:p>
          <text:p text:style-name="P2"><text:span text:style-name="T1">Image</text:span></text:p>
          <text:p text:style-name="P2"><text:span text:style-name="T1">Neuro</text:span><text:span text:style-name="T1">ns</text:span></text:p>
          <draw:enhanced-geometry svg:viewBox="0 0 21600 21600" draw:type="rectangle" draw:enhanced-path="M 0 0 L 21600 0 21600 21600 0 21600 0 0 Z N"/>
        </draw:custom-shape>
        <draw:g xml:id="id8" draw:id="id8">
          <draw:glue-point draw:id="4" svg:x="5.099cm" svg:y="-2.992cm"/>
          <draw:custom-shape draw:style-name="gr5" draw:text-style-name="P3" xml:id="id11" draw:id="id11" draw:layer="layout" svg:width="1.333cm" svg:height="0.635cm" svg:x="10.77cm" svg:y="3.921cm">
            <draw:glue-point draw:id="4" svg:x="-4.996cm" svg:y="-2.5cm"/>
            <draw:glue-point draw:id="5" svg:x="-4.996cm" svg:y="2.5cm"/>
            <text:p text:style-name="P2"><text:span text:style-name="T1">MAC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4cm" svg:height="0.381cm" draw:transform="rotate (1.5707963267949) translate (12.103cm 4.555cm)">
            <text:p text:style-name="P2"><text:span text:style-name="T2">R</text:span><text:span text:style-name="T2">e</text:span><text:span text:style-name="T2">L</text:span><text:span text:style-name="T2">U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8" xml:id="id13" draw:id="id13" draw:layer="layout" svg:width="1.27cm" svg:height="1.016cm" svg:x="13.945cm" svg:y="4.493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C</text:span><text:span text:style-name="T1">o</text:span><text:span text:style-name="T1">n</text:span><text:span text:style-name="T1">c</text:span><text:span text:style-name="T1">a</text:span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line-skew="0.138cm" svg:x1="9.246cm" svg:y1="6.207cm" svg:x2="10.961cm" svg:y2="4.809cm" draw:start-shape="id4" draw:start-glue-point="5" draw:end-shape="id7" draw:end-glue-point="5" svg:d="M9246 6207h995v-1398h720" svg:viewBox="0 0 1716 1399">
          <text:p/>
        </draw:connector>
        <draw:connector draw:style-name="gr12" draw:text-style-name="P6" draw:layer="layout" draw:line-skew="0.074cm" svg:x1="9.246cm" svg:y1="6.207cm" svg:x2="11.088cm" svg:y2="5.19cm" draw:start-shape="id4" draw:start-glue-point="5" draw:end-shape="id9" draw:end-glue-point="5" svg:d="M9246 6207h994v-1017h848" svg:viewBox="0 0 1843 1018">
          <text:p/>
        </draw:connector>
        <draw:connector draw:style-name="gr12" draw:text-style-name="P6" draw:layer="layout" svg:x1="9.246cm" svg:y1="6.841cm" svg:x2="11.532cm" svg:y2="6.841cm" draw:start-shape="id4" draw:start-glue-point="14" draw:end-shape="id10" draw:end-glue-point="5" svg:d="M9246 6841h2286" svg:viewBox="0 0 2287 1">
          <text:p/>
        </draw:connector>
        <draw:line draw:style-name="gr13" draw:text-style-name="P9" draw:layer="layout" svg:x1="11.913cm" svg:y1="5.445cm" svg:x2="12.167cm" svg:y2="6.08cm">
          <text:p/>
        </draw:line>
        <draw:line draw:style-name="gr14" draw:text-style-name="P9" draw:layer="layout" svg:x1="9.416cm" svg:y1="4.659cm" svg:x2="9.416cm" svg:y2="5.175cm">
          <text:p/>
        </draw:line>
        <draw:connector draw:style-name="gr15" draw:text-style-name="P2" draw:layer="layout" draw:line-skew="0.35cm" svg:x1="12.484cm" svg:y1="4.238cm" svg:x2="13.945cm" svg:y2="5.001cm" draw:start-shape="id8" draw:start-glue-point="1" draw:end-shape="id13" draw:end-glue-point="3" svg:d="M12484 4238h1080v763h381" svg:viewBox="0 0 1462 764">
          <text:p/>
        </draw:connector>
        <draw:connector draw:style-name="gr15" draw:text-style-name="P2" draw:layer="layout" draw:line-skew="0.255cm" svg:x1="12.675cm" svg:y1="4.619cm" svg:x2="13.945cm" svg:y2="5.001cm" draw:start-shape="id7" draw:start-glue-point="1" draw:end-shape="id13" draw:end-glue-point="3" svg:d="M12675 4619h890v382h380" svg:viewBox="0 0 1271 383">
          <text:p/>
        </draw:connector>
        <draw:connector draw:style-name="gr15" draw:text-style-name="P2" draw:layer="layout" draw:line-skew="0.191cm" svg:x1="12.802cm" svg:y1="5cm" svg:x2="13.945cm" svg:y2="5.001cm" draw:start-shape="id9" draw:start-glue-point="1" draw:end-shape="id13" draw:end-glue-point="3" svg:d="M12802 5000h762v1h381" svg:viewBox="0 0 1144 2">
          <text:p/>
        </draw:connector>
        <draw:connector draw:style-name="gr15" draw:text-style-name="P2" draw:layer="layout" draw:line-skew="-0.199cm -1.152cm 2.551cm" svg:x1="13.246cm" svg:y1="6.651cm" svg:x2="13.945cm" svg:y2="5.001cm" draw:start-shape="id10" draw:start-glue-point="1" draw:end-shape="id13" draw:end-glue-point="3" svg:d="M13246 6651h318v-317-1333h381" svg:viewBox="0 0 700 1651">
          <text:p/>
        </draw:connector>
        <draw:connector draw:style-name="gr16" draw:text-style-name="P2" draw:layer="layout" svg:x1="4.508cm" svg:y1="4.801cm" svg:x2="5.69cm" svg:y2="4.8cm" draw:end-shape="id12" draw:end-glue-point="3" svg:d="M4508 4801h332v-1h850" svg:viewBox="0 0 1183 2">
          <text:p/>
        </draw:connector>
        <draw:connector draw:style-name="gr16" draw:text-style-name="P2" draw:layer="layout" svg:x1="15.215cm" svg:y1="5.001cm" svg:x2="17.133cm" svg:y2="5.002cm" draw:start-shape="id13" draw:start-glue-point="1" svg:d="M15215 5001h1218v1h700" svg:viewBox="0 0 1919 2">
          <text:p/>
        </draw:connector>
        <draw:frame draw:style-name="gr17" draw:text-style-name="P11" draw:layer="layout" svg:width="1.476cm" svg:height="0.887cm" svg:x="3.912cm" svg:y="3.975cm">
          <draw:text-box>
            <text:p text:style-name="P10"><text:span text:style-name="T3">I</text:span><text:span text:style-name="T3">m</text:span><text:span text:style-name="T3">a</text:span><text:span text:style-name="T3">g</text:span><text:span text:style-name="T3">e/</text:span></text:p>
            <text:p text:style-name="P10"><text:span text:style-name="T3">F</text:span><text:span text:style-name="T3">e</text:span><text:span text:style-name="T3">at</text:span><text:span text:style-name="T3">ur</text:span><text:span text:style-name="T3">e</text:span></text:p>
          </draw:text-box>
        </draw:frame>
        <draw:frame draw:style-name="gr18" draw:text-style-name="P11" draw:layer="layout" svg:width="1.522cm" svg:height="0.887cm" svg:x="3.86cm" svg:y="5.699cm">
          <draw:text-box>
            <text:p text:style-name="P10"><text:span text:style-name="T3">Kernel</text:span></text:p>
            <text:p text:style-name="P10"><text:span text:style-name="T3">Weights</text:span></text:p>
          </draw:text-box>
        </draw:frame>
        <draw:frame draw:style-name="gr17" draw:text-style-name="P13" draw:layer="layout" svg:width="1.476cm" svg:height="0.887cm" svg:x="16.288cm" svg:y="4.175cm">
          <draw:text-box>
            <text:p text:style-name="P12"><text:span text:style-name="T3">F</text:span><text:span text:style-name="T3">ea</text:span><text:span text:style-name="T3">tu</text:span><text:span text:style-name="T3">re</text:span></text:p>
            <text:p text:style-name="P12"><text:span text:style-name="T3">M</text:span><text:span text:style-name="T3">ap</text:span></text:p>
          </draw:text-box>
        </draw:frame>
        <draw:connector draw:style-name="gr19" draw:text-style-name="P2" xml:id="id15" draw:id="id15" draw:layer="layout" draw:line-skew="0.509cm" svg:x1="6.469cm" svg:y1="3.497cm" svg:x2="6.388cm" svg:y2="4.229cm" draw:start-shape="id14" draw:start-glue-point="0" draw:end-shape="id12" draw:end-glue-point="0" svg:d="M6469 3497h-81v732" svg:viewBox="0 0 82 733">
          <text:p/>
        </draw:connector>
        <draw:connector draw:style-name="gr19" draw:text-style-name="P2" xml:id="id14" draw:id="id14" draw:layer="layout" draw:line-skew="0.509cm" svg:x1="4.527cm" svg:y1="3.497cm" svg:x2="8.412cm" svg:y2="4.136cm" draw:start-shape="id5" draw:start-glue-point="3" draw:end-shape="id6" draw:end-glue-point="0" svg:d="M4527 3497h3885v639" svg:viewBox="0 0 3886 640">
          <text:p/>
        </draw:connector>
        <draw:connector draw:style-name="gr19" draw:text-style-name="P2" draw:layer="layout" draw:line-skew="0.509cm -0.509cm" svg:x1="4.527cm" svg:y1="3.497cm" svg:x2="13.246cm" svg:y2="6.462cm" draw:start-shape="id5" draw:start-glue-point="3" draw:end-shape="id10" draw:end-glue-point="6" svg:d="M4527 3497h8910v2965h-191" svg:viewBox="0 0 8911 2966">
          <text:p/>
        </draw:connector>
        <draw:connector draw:style-name="gr19" draw:text-style-name="P2" draw:layer="layout" draw:line-skew="0.118cm" svg:x1="12.802cm" svg:y1="4.811cm" svg:x2="4.527cm" svg:y2="3.497cm" draw:start-shape="id9" draw:start-glue-point="6" svg:d="M12802 4811h635v-1314h-8910" svg:viewBox="0 0 8911 1315">
          <text:p/>
        </draw:connector>
        <draw:connector draw:style-name="gr19" draw:text-style-name="P2" draw:layer="layout" draw:line-skew="0.245cm" svg:x1="12.675cm" svg:y1="4.43cm" svg:x2="4.527cm" svg:y2="3.497cm" draw:start-shape="id7" draw:start-glue-point="6" svg:d="M12675 4430h762v-933h-8910" svg:viewBox="0 0 8911 934">
          <text:p/>
        </draw:connector>
        <draw:connector draw:style-name="gr19" draw:text-style-name="P2" xml:id="id5" draw:id="id5" draw:layer="layout" draw:line-skew="0.436cm 0.095cm" svg:x1="12.484cm" svg:y1="4.049cm" svg:x2="4.527cm" svg:y2="3.497cm" draw:start-shape="id8" draw:start-glue-point="4" svg:d="M12484 4049h953v-552h-8910" svg:viewBox="0 0 8911 553">
          <text:p/>
        </draw:connector>
        <draw:connector draw:style-name="gr19" draw:text-style-name="P2" draw:layer="layout" draw:line-skew="0.509cm" svg:x1="14.58cm" svg:y1="4.493cm" svg:x2="6.428cm" svg:y2="3.497cm" draw:start-shape="id13" draw:start-glue-point="0" draw:end-shape="id15" draw:end-glue-point="2" svg:d="M14580 4493v-996h-8152" svg:viewBox="0 0 8153 997">
          <text:p/>
        </draw:connector>
        <draw:frame draw:style-name="gr20" draw:text-style-name="P11" draw:layer="layout" svg:width="1.493cm" svg:height="0.887cm" svg:x="3.891cm" svg:y="2.695cm">
          <draw:text-box>
            <text:p text:style-name="P10"><text:span text:style-name="T3">Generic</text:span></text:p>
            <text:p text:style-name="P10"><text:span text:style-name="T3">Ports</text:span></text:p>
          </draw:text-box>
        </draw:frame>
        <draw:frame draw:style-name="gr21" draw:text-style-name="P14" draw:layer="layout" svg:width="3.118cm" svg:height="0.806cm" svg:x="8.976cm" svg:y="2.651cm">
          <draw:text-box>
            <text:p><text:span text:style-name="T4">Convol</text:span><text:span text:style-name="T4">ution</text:span></text:p>
          </draw:text-box>
        </draw:frame>
        <draw:custom-shape draw:style-name="gr22" draw:text-style-name="P5" xml:id="id16" draw:id="id16" draw:layer="layout" svg:width="1.397cm" svg:height="1.143cm" svg:x="5.877cm" svg:y="11.776cm">
          <text:p text:style-name="P2"><text:span text:style-name="T1">Z</text:span><text:span text:style-name="T1">e</text:span><text:span text:style-name="T1">r</text:span><text:span text:style-name="T1">o</text:span><text:span text:style-name="T1">-</text:span></text:p>
          <text:p text:style-name="P2"><text:span text:style-name="T1">P</text:span><text:span text:style-name="T1">a</text:span><text:span text:style-name="T1">d</text:span><text:span text:style-name="T1">d</text:span><text:span text:style-name="T1">i</text:span><text:span text:style-name="T1">n</text:span><text:span text:style-name="T1">g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7.274cm" svg:y1="12.347cm" svg:x2="7.582cm" svg:y2="12.349cm" draw:start-shape="id16" draw:start-glue-point="1" draw:end-shape="id17" draw:end-glue-point="3" svg:d="M7274 12347h153v2h155" svg:viewBox="0 0 309 3">
          <text:p/>
        </draw:connector>
        <draw:g xml:id="id20" draw:id="id20">
          <draw:glue-point draw:id="4" svg:x="2.8cm" svg:y="-4.771cm"/>
          <draw:glue-point draw:id="5" svg:x="-5cm" svg:y="2.598cm"/>
          <draw:custom-shape draw:style-name="gr5" draw:text-style-name="P3" draw:layer="layout" svg:width="1.333cm" svg:height="0.635cm" svg:x="10.59cm" svg:y="12.035cm">
            <draw:glue-point draw:id="4" svg:x="-4.996cm" svg:y="-2.5cm"/>
            <draw:glue-point draw:id="5" svg:x="-4.996cm" svg:y="2.5cm"/>
            <text:p text:style-name="P2"><text:span text:style-name="T1">M</text:span><text:span text:style-name="T1">A</text:span><text:span text:style-name="T1">C</text:span><text:span text:style-name="T1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634cm" svg:height="0.381cm" draw:transform="rotate (1.5707963267949) translate (11.923cm 12.669cm)">
            <text:p text:style-name="P2"><text:span text:style-name="T2">ReLU</text:span>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2" draw:layer="layout" svg:x1="4.993cm" svg:y1="12.344cm" svg:x2="5.877cm" svg:y2="12.347cm" draw:end-shape="id16" draw:end-glue-point="3" svg:d="M4993 12344h183v3h701" svg:viewBox="0 0 885 4">
          <text:p/>
        </draw:connector>
        <draw:connector draw:style-name="gr16" draw:text-style-name="P2" draw:layer="layout" svg:x1="14.9cm" svg:y1="12.353cm" svg:x2="17.08cm" svg:y2="12.357cm" draw:start-shape="id18" draw:start-glue-point="1" svg:d="M14900 12353h1349v4h831" svg:viewBox="0 0 2181 5">
          <text:p/>
        </draw:connector>
        <draw:frame draw:style-name="gr17" draw:text-style-name="P11" draw:layer="layout" svg:width="1.476cm" svg:height="0.887cm" svg:x="4.199cm" svg:y="11.522cm">
          <draw:text-box>
            <text:p text:style-name="P10"><text:span text:style-name="T3">Image/</text:span></text:p>
            <text:p text:style-name="P10"><text:span text:style-name="T3">Feature</text:span></text:p>
          </draw:text-box>
        </draw:frame>
        <draw:frame draw:style-name="gr18" draw:text-style-name="P11" draw:layer="layout" svg:width="1.522cm" svg:height="0.887cm" svg:x="4.151cm" svg:y="13.346cm">
          <draw:text-box>
            <text:p text:style-name="P10"><text:span text:style-name="T3">Kernel</text:span></text:p>
            <text:p text:style-name="P10"><text:span text:style-name="T3">Weights</text:span></text:p>
          </draw:text-box>
        </draw:frame>
        <draw:frame draw:style-name="gr17" draw:text-style-name="P13" draw:layer="layout" svg:width="1.476cm" svg:height="0.887cm" svg:x="16.034cm" svg:y="11.541cm">
          <draw:text-box>
            <text:p text:style-name="P12"><text:span text:style-name="T3">Feature</text:span></text:p>
            <text:p text:style-name="P12"><text:span text:style-name="T3">Map</text:span></text:p>
          </draw:text-box>
        </draw:frame>
        <draw:connector draw:style-name="gr19" draw:text-style-name="P2" xml:id="id21" draw:id="id21" draw:layer="layout" draw:line-skew="0.509cm" svg:x1="6.709cm" svg:y1="11.243cm" svg:x2="6.575cm" svg:y2="11.776cm" draw:start-shape="id19" draw:start-glue-point="0" draw:end-shape="id16" draw:end-glue-point="0" svg:d="M6709 11243h-134v533" svg:viewBox="0 0 135 534">
          <text:p/>
        </draw:connector>
        <draw:connector draw:style-name="gr19" draw:text-style-name="P2" xml:id="id19" draw:id="id19" draw:layer="layout" draw:line-skew="0.509cm" svg:x1="5.011cm" svg:y1="11.243cm" svg:x2="8.407cm" svg:y2="11.46cm" draw:start-shape="id2" draw:start-glue-point="3" draw:end-shape="id17" draw:end-glue-point="0" svg:d="M5011 11243h3396v217" svg:viewBox="0 0 3397 218">
          <text:p/>
        </draw:connector>
        <draw:connector draw:style-name="gr19" draw:text-style-name="P2" xml:id="id2" draw:id="id2" draw:layer="layout" draw:line-skew="-0.137cm" svg:x1="11.926cm" svg:y1="12.05cm" svg:x2="5.011cm" svg:y2="11.243cm" draw:start-shape="id20" draw:start-glue-point="4" svg:d="M11926 12050v-807h-6915" svg:viewBox="0 0 6916 808">
          <text:p/>
        </draw:connector>
        <draw:connector draw:style-name="gr19" draw:text-style-name="P2" draw:layer="layout" draw:line-skew="0.509cm" svg:x1="14.257cm" svg:y1="11.464cm" svg:x2="6.642cm" svg:y2="11.243cm" draw:start-shape="id18" draw:start-glue-point="0" draw:end-shape="id21" draw:end-glue-point="2" svg:d="M14257 11464v-221h-7615" svg:viewBox="0 0 7616 222">
          <text:p/>
        </draw:connector>
        <draw:frame draw:style-name="gr20" draw:text-style-name="P11" draw:layer="layout" svg:width="1.493cm" svg:height="0.887cm" svg:x="4.178cm" svg:y="10.442cm">
          <draw:text-box>
            <text:p text:style-name="P10"><text:span text:style-name="T3">G</text:span><text:span text:style-name="T3">e</text:span><text:span text:style-name="T3">n</text:span><text:span text:style-name="T3">e</text:span><text:span text:style-name="T3">r</text:span><text:span text:style-name="T3">i</text:span><text:span text:style-name="T3">c</text:span></text:p>
            <text:p text:style-name="P10"><text:span text:style-name="T3">P</text:span><text:span text:style-name="T3">o</text:span><text:span text:style-name="T3">r</text:span><text:span text:style-name="T3">t</text:span><text:span text:style-name="T3">s</text:span></text:p>
          </draw:text-box>
        </draw:frame>
        <draw:frame draw:style-name="gr23" draw:text-style-name="P14" draw:layer="layout" svg:width="4.769cm" svg:height="0.806cm" svg:x="8.063cm" svg:y="10.398cm">
          <draw:text-box>
            <text:p><text:span text:style-name="T4">Fo</text:span><text:span text:style-name="T4">ld</text:span><text:span text:style-name="T4">ed </text:span><text:span text:style-name="T4">C</text:span><text:span text:style-name="T4">on</text:span><text:span text:style-name="T4">vo</text:span><text:span text:style-name="T4">luti</text:span><text:span text:style-name="T4">on</text:span></text:p>
          </draw:text-box>
        </draw:frame>
        <draw:custom-shape draw:style-name="gr24" draw:text-style-name="P15" xml:id="id28" draw:id="id28" draw:layer="layout" svg:width="0.889cm" svg:height="1.524cm" svg:x="15.215cm" svg:y="3.986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R</text:span><text:span text:style-name="T1">e</text:span><text:span text:style-name="T1">g</text:span><text:span text:style-name="T1"> </text:span></text:p>
          <draw:enhanced-geometry svg:viewBox="0 0 21600 21600" draw:type="rectangle" draw:enhanced-path="M 0 0 L 21600 0 21600 21600 0 21600 0 0 Z N"/>
        </draw:custom-shape>
        <draw:g xml:id="id23" draw:id="id23">
          <draw:glue-point draw:id="4" svg:x="4.139cm" svg:y="3.98cm"/>
          <draw:custom-shape draw:style-name="gr25" draw:text-style-name="P8" xml:id="id17" draw:id="id17" draw:layer="layout" svg:width="1.651cm" svg:height="1.778cm" svg:x="7.582cm" svg:y="11.46cm">
            <draw:glue-point draw:id="4" svg:x="5.003cm" svg:y="-4.285cm"/>
            <draw:glue-point draw:id="5" svg:x="5.003cm" svg:y="-3.571cm"/>
            <draw:glue-point draw:id="6" svg:x="5.003cm" svg:y="-2.857cm"/>
            <draw:glue-point draw:id="7" svg:x="5.003cm" svg:y="-2.142cm"/>
            <draw:glue-point draw:id="8" svg:x="5.003cm" svg:y="-1.428cm"/>
            <draw:glue-point draw:id="9" svg:x="5.003cm" svg:y="-0.714cm"/>
            <draw:glue-point draw:id="10" svg:x="5.003cm" svg:y="0.714cm"/>
            <draw:glue-point draw:id="11" svg:x="5.003cm" svg:y="1.428cm"/>
            <draw:glue-point draw:id="12" svg:x="5.003cm" svg:y="2.142cm"/>
            <draw:glue-point draw:id="13" svg:x="5.003cm" svg:y="2.857cm"/>
            <draw:glue-point draw:id="14" svg:x="5.003cm" svg:y="3.571cm"/>
            <draw:glue-point draw:id="15" svg:x="5.003cm" svg:y="4.285cm"/>
            <text:p text:style-name="P2"><text:span text:style-name="T1">S</text:span><text:span text:style-name="T1">l</text:span><text:span text:style-name="T1">i</text:span><text:span text:style-name="T1">c</text:span><text:span text:style-name="T1">e</text:span><text:span text:style-name="T1">/</text:span></text:p>
            <text:p text:style-name="P2"><text:span text:style-name="T1">B</text:span><text:span text:style-name="T1">r</text:span><text:span text:style-name="T1">o</text:span><text:span text:style-name="T1">a</text:span><text:span text:style-name="T1">d</text:span><text:span text:style-name="T1">c</text:span><text:span text:style-name="T1">a</text:span><text:span text:style-name="T1">s</text:span><text:span text:style-name="T1">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6" draw:layer="layout" svg:width="1.778cm" svg:height="0.508cm" draw:transform="rotate (1.5707963267949) translate (9.603cm 13.246cm)">
            <draw:glue-point draw:id="8" svg:x="-5cm" svg:y="-3.333cm"/>
            <draw:glue-point draw:id="9" svg:x="-5cm" svg:y="3.333cm"/>
            <draw:glue-point draw:id="10" svg:x="-5.177cm" svg:y="-3.931cm"/>
            <draw:glue-point draw:id="11" svg:x="-5.177cm" svg:y="-2.502cm"/>
            <draw:glue-point draw:id="12" svg:x="-5.177cm" svg:y="-1.788cm"/>
            <draw:glue-point draw:id="13" svg:x="-5.177cm" svg:y="4.64cm"/>
            <draw:glue-point draw:id="14" svg:x="-5cm" svg:y="3.948cm"/>
            <text:p text:style-name="P2"><text:span text:style-name="T5">MUX</text:span></text:p>
            <draw:enhanced-geometry svg:viewBox="0 0 21600 21600" draw:glue-points="?f6 10800 10800 21600 ?f5 10800 10800 0" draw:text-areas="?f3 ?f3 ?f4 ?f4" draw:type="trapezoid" draw:modifiers="3905.6603773584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7" draw:text-style-name="P9" draw:layer="layout" svg:x1="9.233cm" svg:y1="13.027cm" svg:x2="9.614cm" svg:y2="13.027cm">
            <text:p/>
          </draw:line>
          <draw:line draw:style-name="gr27" draw:text-style-name="P9" draw:layer="layout" svg:x1="9.222cm" svg:y1="11.602cm" svg:x2="9.603cm" svg:y2="11.602cm">
            <text:p/>
          </draw:line>
          <draw:line draw:style-name="gr27" draw:text-style-name="P9" draw:layer="layout" svg:x1="9.223cm" svg:y1="11.702cm" svg:x2="9.604cm" svg:y2="11.702cm">
            <text:p/>
          </draw:line>
          <draw:line draw:style-name="gr27" draw:text-style-name="P9" draw:layer="layout" svg:x1="9.224cm" svg:y1="11.802cm" svg:x2="9.605cm" svg:y2="11.802cm">
            <text:p/>
          </draw:line>
          <draw:line draw:style-name="gr13" draw:text-style-name="P9" draw:layer="layout" svg:x1="9.436cm" svg:y1="12.064cm" svg:x2="9.436cm" svg:y2="12.699cm">
            <text:p/>
          </draw:line>
        </draw:g>
        <draw:connector draw:style-name="gr15" draw:text-style-name="P2" draw:layer="layout" draw:line-skew="0.272cm" svg:x1="10.111cm" svg:y1="12.353cm" svg:x2="10.59cm" svg:y2="12.352cm" draw:end-shape="id20" draw:end-glue-point="3" svg:d="M10111 12353h232v-1h247" svg:viewBox="0 0 480 2">
          <text:p/>
        </draw:connector>
        <draw:custom-shape draw:style-name="gr28" draw:text-style-name="P17" xml:id="id3" draw:id="id3" draw:layer="layout" svg:width="2.159cm" svg:height="0.508cm" svg:x="6.578cm" svg:y="15.116cm">
          <text:p text:style-name="P2"><text:span text:style-name="T1">Grid </text:span><text:span text:style-name="T1">Iterat</text:span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xml:id="id18" draw:id="id18" draw:layer="layout" svg:width="1.286cm" svg:height="1.778cm" svg:x="13.614cm" svg:y="11.464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Conc</text:span><text:span text:style-name="T1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xml:id="id24" draw:id="id24" draw:layer="layout" svg:width="1.778cm" svg:height="0.49cm" draw:transform="rotate (-1.5707963267949) translate (13.222cm 11.464cm)">
          <text:p text:style-name="P18"><text:span text:style-name="T1">DEMUX</text:span></text:p>
          <draw:enhanced-geometry svg:viewBox="0 0 21600 21600" draw:mirror-vertical="true" draw:mirror-horizontal="false" draw:glue-points="?f6 10800 10800 21600 ?f5 10800 10800 0" draw:text-areas="?f3 ?f3 ?f4 ?f4" draw:type="trapezoid" draw:modifiers="3913.466738777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9" draw:layer="layout" svg:x1="13.233cm" svg:y1="13.016cm" svg:x2="13.614cm" svg:y2="13.016cm">
          <text:p/>
        </draw:line>
        <draw:line draw:style-name="gr27" draw:text-style-name="P9" draw:layer="layout" svg:x1="13.222cm" svg:y1="11.591cm" svg:x2="13.603cm" svg:y2="11.591cm">
          <text:p/>
        </draw:line>
        <draw:line draw:style-name="gr27" draw:text-style-name="P9" draw:layer="layout" svg:x1="13.223cm" svg:y1="11.691cm" svg:x2="13.604cm" svg:y2="11.691cm">
          <text:p/>
        </draw:line>
        <draw:line draw:style-name="gr27" draw:text-style-name="P9" draw:layer="layout" svg:x1="13.224cm" svg:y1="11.791cm" svg:x2="13.605cm" svg:y2="11.791cm">
          <text:p/>
        </draw:line>
        <draw:line draw:style-name="gr13" draw:text-style-name="P9" draw:layer="layout" svg:x1="13.436cm" svg:y1="12.053cm" svg:x2="13.436cm" svg:y2="12.688cm">
          <text:p/>
        </draw:line>
        <draw:connector draw:style-name="gr31" draw:text-style-name="P2" draw:layer="layout" draw:line-skew="1.848cm" svg:x1="8.737cm" svg:y1="15.37cm" svg:x2="12.95cm" svg:y2="13.064cm" draw:start-shape="id3" draw:start-glue-point="1" svg:d="M8737 15370h4213v-2306" svg:viewBox="0 0 4214 2307">
          <text:p/>
        </draw:connector>
        <draw:custom-shape draw:style-name="gr32" draw:text-style-name="P8" xml:id="id1" draw:id="id1" draw:layer="layout" svg:width="2.144cm" svg:height="1.225cm" svg:x="6.593cm" svg:y="13.541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Slice </text:span><text:span text:style-name="T1">Kernel</text:span></text:p>
          <text:p text:style-name="P2"><text:span text:style-name="T1">Chann</text:span><text:span text:style-name="T1">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xml:id="id22" draw:id="id22" draw:layer="layout" svg:width="1.233cm" svg:height="0.508cm" draw:transform="rotate (1.5707963267949) translate (9.107cm 14.774cm)">
          <draw:glue-point draw:id="8" svg:x="-5cm" svg:y="-3.333cm"/>
          <draw:glue-point draw:id="9" svg:x="-5cm" svg:y="3.333cm"/>
          <draw:glue-point draw:id="10" svg:x="-5.177cm" svg:y="-3.931cm"/>
          <draw:glue-point draw:id="11" svg:x="-5.177cm" svg:y="-2.502cm"/>
          <draw:glue-point draw:id="12" svg:x="-5.177cm" svg:y="-1.788cm"/>
          <draw:glue-point draw:id="13" svg:x="-5.177cm" svg:y="4.64cm"/>
          <draw:glue-point draw:id="14" svg:x="-5cm" svg:y="3.948cm"/>
          <text:p text:style-name="P2"><text:span text:style-name="T5">MUX</text:span></text:p>
          <draw:enhanced-geometry svg:viewBox="0 0 21600 21600" draw:mirror-horizontal="false" draw:mirror-vertical="false" draw:glue-points="?f6 10800 10800 21600 ?f5 10800 10800 0" draw:text-areas="?f3 ?f3 ?f4 ?f4" draw:type="trapezoid" draw:modifiers="3905.660377358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9" draw:layer="layout" svg:x1="8.737cm" svg:y1="14.555cm" svg:x2="9.118cm" svg:y2="14.555cm">
          <text:p/>
        </draw:line>
        <draw:line draw:style-name="gr27" draw:text-style-name="P9" draw:layer="layout" svg:x1="8.737cm" svg:y1="13.654cm" svg:x2="9.118cm" svg:y2="13.654cm">
          <text:p/>
        </draw:line>
        <draw:line draw:style-name="gr27" draw:text-style-name="P9" draw:layer="layout" svg:x1="8.738cm" svg:y1="13.854cm" svg:x2="9.119cm" svg:y2="13.854cm">
          <text:p/>
        </draw:line>
        <draw:line draw:style-name="gr14" draw:text-style-name="P9" draw:layer="layout" svg:x1="8.931cm" svg:y1="14.081cm" svg:x2="8.931cm" svg:y2="14.335cm">
          <text:p/>
        </draw:line>
        <draw:connector draw:style-name="gr15" draw:text-style-name="P2" draw:layer="layout" draw:line-skew="0.257cm 1.892cm -2.493cm" svg:x1="10.59cm" svg:y1="12.516cm" svg:x2="9.615cm" svg:y2="14.158cm" draw:start-shape="id20" draw:start-glue-point="5" draw:end-shape="id22" draw:end-glue-point="5" svg:d="M10590 12516h-262v892 750h-713" svg:viewBox="0 0 976 1643">
          <text:p/>
        </draw:connector>
        <draw:connector draw:style-name="gr16" draw:text-style-name="P2" draw:layer="layout" svg:x1="6.593cm" svg:y1="14.153cm" svg:x2="4.969cm" svg:y2="14.148cm" draw:start-shape="id1" draw:start-glue-point="3" svg:d="M6593 14153h-1071v-5h-553" svg:viewBox="0 0 1625 6">
          <text:p/>
        </draw:connector>
        <draw:connector draw:style-name="gr31" draw:text-style-name="P2" draw:layer="layout" svg:x1="8.737cm" svg:y1="15.37cm" svg:x2="9.892cm" svg:y2="13.063cm" draw:start-shape="id3" draw:start-glue-point="1" draw:end-shape="id23" draw:end-glue-point="4" svg:d="M8737 15370h1155v-2307" svg:viewBox="0 0 1156 2308">
          <text:p/>
        </draw:connector>
        <draw:connector draw:style-name="gr31" draw:text-style-name="P2" draw:layer="layout" svg:x1="8.737cm" svg:y1="15.37cm" svg:x2="9.37cm" svg:y2="14.658cm" draw:start-shape="id3" draw:start-glue-point="1" svg:d="M8737 15370h575v-712h58" svg:viewBox="0 0 634 713">
          <text:p/>
        </draw:connector>
        <draw:custom-shape draw:style-name="gr25" draw:text-style-name="P8" draw:layer="layout" svg:width="1.651cm" svg:height="1.778cm" svg:x="7.583cm" svg:y="11.46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Slice</text:span></text:p>
          <text:p text:style-name="P2"><text:span text:style-name="T1">Imag</text:span><text:span text:style-name="T1">e</text:span><text:span text:style-name="T1"><text:line-break/></text:span><text:span text:style-name="T1">Sect</text:span><text:span text:style-name="T1">or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.778cm" svg:height="0.508cm" draw:transform="rotate (1.5707963267949) translate (9.604cm 13.246cm)">
          <draw:glue-point draw:id="8" svg:x="-5cm" svg:y="-3.333cm"/>
          <draw:glue-point draw:id="9" svg:x="-5cm" svg:y="3.333cm"/>
          <draw:glue-point draw:id="10" svg:x="-5.177cm" svg:y="-3.931cm"/>
          <draw:glue-point draw:id="11" svg:x="-5.177cm" svg:y="-2.502cm"/>
          <draw:glue-point draw:id="12" svg:x="-5.177cm" svg:y="-1.788cm"/>
          <draw:glue-point draw:id="13" svg:x="-5.177cm" svg:y="4.64cm"/>
          <draw:glue-point draw:id="14" svg:x="-5cm" svg:y="3.948cm"/>
          <text:p text:style-name="P2"><text:span text:style-name="T5">MUX</text:span></text:p>
          <draw:enhanced-geometry svg:viewBox="0 0 21600 21600" draw:glue-points="?f6 10800 10800 21600 ?f5 10800 10800 0" draw:text-areas="?f3 ?f3 ?f4 ?f4" draw:type="trapezoid" draw:modifiers="3905.660377358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9" draw:layer="layout" svg:x1="9.234cm" svg:y1="13.027cm" svg:x2="9.615cm" svg:y2="13.027cm">
          <text:p/>
        </draw:line>
        <draw:line draw:style-name="gr27" draw:text-style-name="P9" draw:layer="layout" svg:x1="9.223cm" svg:y1="11.602cm" svg:x2="9.604cm" svg:y2="11.602cm">
          <text:p/>
        </draw:line>
        <draw:line draw:style-name="gr27" draw:text-style-name="P9" draw:layer="layout" svg:x1="9.224cm" svg:y1="11.702cm" svg:x2="9.605cm" svg:y2="11.702cm">
          <text:p/>
        </draw:line>
        <draw:line draw:style-name="gr27" draw:text-style-name="P9" draw:layer="layout" svg:x1="9.225cm" svg:y1="11.802cm" svg:x2="9.606cm" svg:y2="11.802cm">
          <text:p/>
        </draw:line>
        <draw:line draw:style-name="gr13" draw:text-style-name="P9" draw:layer="layout" svg:x1="9.437cm" svg:y1="12.064cm" svg:x2="9.437cm" svg:y2="12.699cm">
          <text:p/>
        </draw:line>
        <draw:custom-shape draw:style-name="gr34" draw:text-style-name="P15" xml:id="id27" draw:id="id27" draw:layer="layout" svg:width="0.889cm" svg:height="1.775cm" svg:x="14.9cm" svg:y="11.464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R</text:span><text:span text:style-name="T1">e</text:span><text:span text:style-name="T1">g</text:span></text:p>
          <draw:enhanced-geometry svg:viewBox="0 0 21600 21600" draw:type="rectangle" draw:enhanced-path="M 0 0 L 21600 0 21600 21600 0 21600 0 0 Z N"/>
        </draw:custom-shape>
        <draw:connector draw:style-name="gr27" draw:text-style-name="P9" draw:layer="layout" draw:type="line" svg:x1="12.304cm" svg:y1="12.352cm" svg:x2="12.732cm" svg:y2="12.354cm" draw:start-shape="id20" draw:start-glue-point="1" draw:end-shape="id24" draw:end-glue-point="5" svg:d="M12304 12352l428 2" svg:viewBox="0 0 429 3">
          <text:p/>
        </draw:connector>
        <draw:custom-shape draw:style-name="gr35" draw:text-style-name="P9" xml:id="id25" draw:id="id25" draw:layer="layout" svg:width="0.164cm" svg:height="0.1cm" draw:transform="rotate (-1.5707963267949) translate (15.325cm 4.0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20" draw:layer="layout" svg:width="0.853cm" svg:height="0.408cm" svg:x="14.58cm" svg:y="3.815cm">
          <draw:text-box>
            <text:p><text:span text:style-name="T6">Clock</text:span></text:p>
          </draw:text-box>
        </draw:frame>
        <draw:connector draw:style-name="gr37" draw:text-style-name="P9" draw:layer="layout" draw:type="line" svg:x1="15.225cm" svg:y1="4.12cm" svg:x2="15.04cm" svg:y2="4.118cm" draw:start-shape="id25" draw:start-glue-point="7" svg:d="M15225 4120l-185-2" svg:viewBox="0 0 186 3">
          <text:p/>
        </draw:connector>
        <draw:custom-shape draw:style-name="gr35" draw:text-style-name="P9" xml:id="id26" draw:id="id26" draw:layer="layout" svg:width="0.164cm" svg:height="0.1cm" draw:transform="rotate (-1.5707963267949) translate (6.68cm 15.1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20" draw:layer="layout" svg:width="0.853cm" svg:height="0.408cm" svg:x="5.935cm" svg:y="14.948cm">
          <draw:text-box>
            <text:p><text:span text:style-name="T6">Cloc</text:span><text:span text:style-name="T6">k</text:span></text:p>
          </draw:text-box>
        </draw:frame>
        <draw:connector draw:style-name="gr37" draw:text-style-name="P9" draw:layer="layout" draw:type="line" svg:x1="6.58cm" svg:y1="15.253cm" svg:x2="6.395cm" svg:y2="15.251cm" draw:start-shape="id26" draw:start-glue-point="7" svg:d="M6580 15253l-185-2" svg:viewBox="0 0 186 3">
          <text:p/>
        </draw:connector>
        <draw:custom-shape draw:style-name="gr38" draw:text-style-name="P8" xml:id="id4" draw:id="id4" draw:layer="layout" svg:width="2.973cm" svg:height="0.889cm" svg:x="6.273cm" svg:y="6.08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Slice Kernel</text:span></text:p>
          <text:p text:style-name="P2"><text:span text:style-name="T1">Channels/Weights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9.373cm" svg:y1="6.334cm" svg:x2="9.373cm" svg:y2="6.758cm">
          <text:p/>
        </draw:line>
        <draw:connector draw:style-name="gr39" draw:text-style-name="P9" draw:layer="layout" draw:type="line" svg:x1="6.273cm" svg:y1="6.524cm" svg:x2="4.522cm" svg:y2="6.542cm" draw:start-shape="id4" draw:start-glue-point="3" svg:d="M6273 6524l-1751 18" svg:viewBox="0 0 1752 19">
          <text:p/>
        </draw:connector>
        <draw:connector draw:style-name="gr2" draw:text-style-name="P2" draw:layer="layout" draw:line-skew="0.509cm" svg:x1="15.344cm" svg:y1="11.464cm" svg:x2="5.011cm" svg:y2="11.243cm" draw:start-shape="id27" draw:start-glue-point="0" draw:end-shape="id2" draw:end-glue-point="3" svg:d="M15344 11464v-221h-10333" svg:viewBox="0 0 10334 222">
          <text:p/>
        </draw:connector>
        <draw:connector draw:style-name="gr2" draw:text-style-name="P2" draw:layer="layout" draw:line-skew="0.509cm" svg:x1="15.659cm" svg:y1="3.986cm" svg:x2="4.527cm" svg:y2="3.497cm" draw:start-shape="id28" draw:start-glue-point="0" draw:end-shape="id5" draw:end-glue-point="3" svg:d="M15659 3986v-489h-11132" svg:viewBox="0 0 11133 490">
          <text:p/>
        </draw:connector>
        <draw:custom-shape draw:style-name="gr40" draw:text-style-name="P1" draw:layer="layout" svg:width="13.775cm" svg:height="5.842cm" svg:x="3.941cm" svg:y="18.78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cm 3.238cm" svg:x1="7.546cm" svg:y1="21.796cm" svg:x2="4.827cm" svg:y2="19.498cm" draw:start-shape="id29" draw:start-glue-point="0" draw:end-shape="id30" draw:end-glue-point="3" svg:d="M7546 21796v-802h10v-1496h-2729" svg:viewBox="0 0 2730 2299">
          <text:p/>
        </draw:connector>
        <draw:connector draw:style-name="gr2" draw:text-style-name="P2" draw:layer="layout" draw:line-skew="0cm 2.956cm" svg:x1="7.273cm" svg:y1="23.271cm" svg:x2="4.827cm" svg:y2="19.498cm" draw:start-shape="id31" draw:start-glue-point="0" draw:end-shape="id30" draw:end-glue-point="3" svg:d="M7273 23271v-1539h1v-2234h-2447" svg:viewBox="0 0 2448 3774">
          <text:p/>
        </draw:connector>
        <draw:custom-shape draw:style-name="gr22" draw:text-style-name="P5" xml:id="id32" draw:id="id32" draw:layer="layout" svg:width="1.397cm" svg:height="1.143cm" svg:x="5.793cm" svg:y="20.031cm">
          <text:p text:style-name="P2"><text:span text:style-name="T1">Zero-</text:span></text:p>
          <text:p text:style-name="P2"><text:span text:style-name="T1">Padding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7.19cm" svg:y1="20.602cm" svg:x2="7.398cm" svg:y2="20.604cm" draw:start-shape="id32" draw:start-glue-point="1" draw:end-shape="id33" draw:end-glue-point="3" svg:d="M7190 20602h103v2h105" svg:viewBox="0 0 209 3">
          <text:p/>
        </draw:connector>
        <draw:g xml:id="id37" draw:id="id37">
          <draw:glue-point draw:id="4" svg:x="2.781cm" svg:y="-5cm"/>
          <draw:glue-point draw:id="5" svg:x="-5cm" svg:y="2.598cm"/>
          <draw:glue-point draw:id="6" svg:x="1.36cm" svg:y="5.221cm"/>
          <draw:glue-point draw:id="7" svg:x="1.36cm" svg:y="5.221cm"/>
          <draw:glue-point draw:id="8" svg:x="-0.951cm" svg:y="5.221cm"/>
          <draw:glue-point draw:id="9" svg:x="-2.107cm" svg:y="5.221cm"/>
          <draw:glue-point draw:id="10" svg:x="-4.374cm" svg:y="5cm"/>
          <draw:glue-point draw:id="11" svg:x="-4.674cm" svg:y="5cm"/>
          <draw:glue-point draw:id="12" svg:x="-3.076cm" svg:y="5cm"/>
          <draw:glue-point draw:id="13" svg:x="-0.983cm" svg:y="5cm"/>
          <draw:custom-shape draw:style-name="gr41" draw:text-style-name="P3" draw:layer="layout" svg:width="1.709cm" svg:height="0.814cm" svg:x="10.223cm" svg:y="20.201cm">
            <draw:glue-point draw:id="4" svg:x="-4.996cm" svg:y="-2.5cm"/>
            <draw:glue-point draw:id="5" svg:x="-4.996cm" svg:y="2.5cm"/>
            <text:p text:style-name="P2"><text:span text:style-name="T1">MAC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0.812cm" svg:height="0.488cm" draw:transform="rotate (1.5707963267949) translate (11.932cm 21.013cm)">
            <text:p text:style-name="P2"><text:span text:style-name="T2">ReLU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6" draw:text-style-name="P2" draw:layer="layout" svg:x1="3.294cm" svg:y1="20.601cm" svg:x2="4.293cm" svg:y2="20.602cm" svg:d="M3294 20601h500v1h499" svg:viewBox="0 0 1000 2">
          <text:p/>
        </draw:connector>
        <draw:connector draw:style-name="gr16" draw:text-style-name="P2" draw:layer="layout" svg:x1="15.705cm" svg:y1="20.609cm" svg:x2="16.024cm" svg:y2="20.61cm" draw:start-shape="id34" draw:start-glue-point="1" draw:end-shape="id35" draw:end-glue-point="3" svg:d="M15705 20609h159v1h160" svg:viewBox="0 0 320 2">
          <text:p/>
        </draw:connector>
        <draw:frame draw:style-name="gr43" draw:text-style-name="P11" draw:layer="layout" svg:width="3.182cm" svg:height="0.887cm" svg:x="1.58cm" svg:y="19.798cm">
          <draw:text-box>
            <text:p text:style-name="P10"><text:span text:style-name="T3">In</text:span><text:span text:style-name="T3">pu</text:span><text:span text:style-name="T3">t </text:span><text:span text:style-name="T3">Im</text:span><text:span text:style-name="T3">ag</text:span><text:span text:style-name="T3">e/</text:span></text:p>
            <text:p text:style-name="P10"><text:span text:style-name="T3">Fe</text:span><text:span text:style-name="T3">at</text:span><text:span text:style-name="T3">ur</text:span><text:span text:style-name="T3">e </text:span><text:span text:style-name="T3">St</text:span><text:span text:style-name="T3">re</text:span><text:span text:style-name="T3">a</text:span><text:span text:style-name="T3">m</text:span></text:p>
          </draw:text-box>
        </draw:frame>
        <draw:frame draw:style-name="gr44" draw:text-style-name="P11" draw:layer="layout" svg:width="2.42cm" svg:height="0.887cm" svg:x="1.968cm" svg:y="21.574cm">
          <draw:text-box>
            <text:p text:style-name="P10"><text:span text:style-name="T3">In</text:span><text:span text:style-name="T3">p</text:span><text:span text:style-name="T3">ut </text:span><text:span text:style-name="T3">K</text:span><text:span text:style-name="T3">er</text:span><text:span text:style-name="T3">n</text:span><text:span text:style-name="T3">el</text:span></text:p>
            <text:p text:style-name="P10"><text:span text:style-name="T3">St</text:span><text:span text:style-name="T3">re</text:span><text:span text:style-name="T3">a</text:span><text:span text:style-name="T3">m</text:span></text:p>
          </draw:text-box>
        </draw:frame>
        <draw:connector draw:style-name="gr19" draw:text-style-name="P2" xml:id="id39" draw:id="id39" draw:layer="layout" draw:line-skew="0.509cm" svg:x1="6.525cm" svg:y1="19.498cm" svg:x2="6.491cm" svg:y2="20.031cm" draw:start-shape="id36" draw:start-glue-point="0" draw:end-shape="id32" draw:end-glue-point="0" svg:d="M6525 19498h-34v533" svg:viewBox="0 0 35 534">
          <text:p/>
        </draw:connector>
        <draw:connector draw:style-name="gr19" draw:text-style-name="P2" xml:id="id36" draw:id="id36" draw:layer="layout" draw:line-skew="0.509cm" svg:x1="4.827cm" svg:y1="19.498cm" svg:x2="8.223cm" svg:y2="19.715cm" draw:start-shape="id30" draw:start-glue-point="3" draw:end-shape="id33" draw:end-glue-point="0" svg:d="M4827 19498h3396v217" svg:viewBox="0 0 3397 218">
          <text:p/>
        </draw:connector>
        <draw:connector draw:style-name="gr19" draw:text-style-name="P2" xml:id="id30" draw:id="id30" draw:layer="layout" draw:line-skew="-0.093cm" svg:x1="11.931cm" svg:y1="20.201cm" svg:x2="4.827cm" svg:y2="19.498cm" draw:start-shape="id37" draw:start-glue-point="4" svg:d="M11931 20201v-703h-7104" svg:viewBox="0 0 7105 704">
          <text:p/>
        </draw:connector>
        <draw:connector draw:style-name="gr19" draw:text-style-name="P2" draw:layer="layout" draw:line-skew="0.509cm" svg:x1="14.173cm" svg:y1="19.719cm" svg:x2="6.508cm" svg:y2="19.498cm" draw:start-shape="id38" draw:start-glue-point="0" draw:end-shape="id39" draw:end-glue-point="2" svg:d="M14173 19719v-221h-7665" svg:viewBox="0 0 7666 222">
          <text:p/>
        </draw:connector>
        <draw:frame draw:style-name="gr45" draw:text-style-name="P11" draw:layer="layout" svg:width="2.238cm" svg:height="0.569cm" svg:x="1.889cm" svg:y="19.034cm">
          <draw:text-box>
            <text:p text:style-name="P10"><text:span text:style-name="T3">G</text:span><text:span text:style-name="T3">e</text:span><text:span text:style-name="T3">n</text:span><text:span text:style-name="T3">er</text:span><text:span text:style-name="T3">ic </text:span><text:span text:style-name="T3">P</text:span><text:span text:style-name="T3">or</text:span><text:span text:style-name="T3">ts</text:span></text:p>
          </draw:text-box>
        </draw:frame>
        <draw:frame draw:style-name="gr23" draw:text-style-name="P14" draw:layer="layout" svg:width="8.647cm" svg:height="0.806cm" svg:x="6.879cm" svg:y="18.653cm">
          <draw:text-box>
            <text:p><text:span text:style-name="T4">F</text:span><text:span text:style-name="T4">ol</text:span><text:span text:style-name="T4">d</text:span><text:span text:style-name="T4">e</text:span><text:span text:style-name="T4">d </text:span><text:span text:style-name="T4">C</text:span><text:span text:style-name="T4">o</text:span><text:span text:style-name="T4">n</text:span><text:span text:style-name="T4">v</text:span><text:span text:style-name="T4">ol</text:span><text:span text:style-name="T4">ut</text:span><text:span text:style-name="T4">io</text:span><text:span text:style-name="T4">n </text:span><text:span text:style-name="T4">w</text:span><text:span text:style-name="T4">/ </text:span><text:span text:style-name="T4">F</text:span><text:span text:style-name="T4">ol</text:span><text:span text:style-name="T4">d</text:span><text:span text:style-name="T4">e</text:span><text:span text:style-name="T4">d </text:span><text:span text:style-name="T4">M</text:span><text:span text:style-name="T4">A</text:span><text:span text:style-name="T4">C</text:span><text:span text:style-name="T4">C</text:span></text:p>
          </draw:text-box>
        </draw:frame>
        <draw:g xml:id="id42" draw:id="id42">
          <draw:glue-point draw:id="4" svg:x="4.139cm" svg:y="3.98cm"/>
          <draw:custom-shape draw:style-name="gr25" draw:text-style-name="P8" xml:id="id33" draw:id="id33" draw:layer="layout" svg:width="1.651cm" svg:height="1.778cm" svg:x="7.398cm" svg:y="19.715cm">
            <draw:glue-point draw:id="4" svg:x="5.003cm" svg:y="-4.285cm"/>
            <draw:glue-point draw:id="5" svg:x="5.003cm" svg:y="-3.571cm"/>
            <draw:glue-point draw:id="6" svg:x="5.003cm" svg:y="-2.857cm"/>
            <draw:glue-point draw:id="7" svg:x="5.003cm" svg:y="-2.142cm"/>
            <draw:glue-point draw:id="8" svg:x="5.003cm" svg:y="-1.428cm"/>
            <draw:glue-point draw:id="9" svg:x="5.003cm" svg:y="-0.714cm"/>
            <draw:glue-point draw:id="10" svg:x="5.003cm" svg:y="0.714cm"/>
            <draw:glue-point draw:id="11" svg:x="5.003cm" svg:y="1.428cm"/>
            <draw:glue-point draw:id="12" svg:x="5.003cm" svg:y="2.142cm"/>
            <draw:glue-point draw:id="13" svg:x="5.003cm" svg:y="2.857cm"/>
            <draw:glue-point draw:id="14" svg:x="5.003cm" svg:y="3.571cm"/>
            <draw:glue-point draw:id="15" svg:x="5.003cm" svg:y="4.285cm"/>
            <text:p text:style-name="P2"><text:span text:style-name="T1">Slice/</text:span></text:p>
            <text:p text:style-name="P2"><text:span text:style-name="T1">Broadcas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6" draw:layer="layout" svg:width="1.778cm" svg:height="0.508cm" draw:transform="rotate (1.5707963267949) translate (9.419cm 21.501cm)">
            <draw:glue-point draw:id="8" svg:x="-5cm" svg:y="-3.333cm"/>
            <draw:glue-point draw:id="9" svg:x="-5cm" svg:y="3.333cm"/>
            <draw:glue-point draw:id="10" svg:x="-5.177cm" svg:y="-3.931cm"/>
            <draw:glue-point draw:id="11" svg:x="-5.177cm" svg:y="-2.502cm"/>
            <draw:glue-point draw:id="12" svg:x="-5.177cm" svg:y="-1.788cm"/>
            <draw:glue-point draw:id="13" svg:x="-5.177cm" svg:y="4.64cm"/>
            <draw:glue-point draw:id="14" svg:x="-5cm" svg:y="3.948cm"/>
            <text:p text:style-name="P2"><text:span text:style-name="T5">MUX</text:span></text:p>
            <draw:enhanced-geometry svg:viewBox="0 0 21600 21600" draw:glue-points="?f6 10800 10800 21600 ?f5 10800 10800 0" draw:text-areas="?f3 ?f3 ?f4 ?f4" draw:type="trapezoid" draw:modifiers="3905.6603773584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7" draw:text-style-name="P9" draw:layer="layout" svg:x1="9.049cm" svg:y1="21.282cm" svg:x2="9.43cm" svg:y2="21.282cm">
            <text:p/>
          </draw:line>
          <draw:line draw:style-name="gr27" draw:text-style-name="P9" draw:layer="layout" svg:x1="9.038cm" svg:y1="19.857cm" svg:x2="9.419cm" svg:y2="19.857cm">
            <text:p/>
          </draw:line>
          <draw:line draw:style-name="gr27" draw:text-style-name="P9" draw:layer="layout" svg:x1="9.039cm" svg:y1="19.957cm" svg:x2="9.42cm" svg:y2="19.957cm">
            <text:p/>
          </draw:line>
          <draw:line draw:style-name="gr27" draw:text-style-name="P9" draw:layer="layout" svg:x1="9.04cm" svg:y1="20.057cm" svg:x2="9.421cm" svg:y2="20.057cm">
            <text:p/>
          </draw:line>
          <draw:line draw:style-name="gr13" draw:text-style-name="P9" draw:layer="layout" svg:x1="9.252cm" svg:y1="20.319cm" svg:x2="9.252cm" svg:y2="20.954cm">
            <text:p/>
          </draw:line>
        </draw:g>
        <draw:connector draw:style-name="gr15" draw:text-style-name="P2" draw:layer="layout" svg:x1="9.927cm" svg:y1="20.608cm" svg:x2="10.223cm" svg:y2="20.608cm" draw:end-shape="id37" draw:end-glue-point="3" svg:d="M9927 20608h296" svg:viewBox="0 0 297 1">
          <text:p/>
        </draw:connector>
        <draw:custom-shape draw:style-name="gr28" draw:text-style-name="P17" xml:id="id31" draw:id="id31" draw:layer="layout" svg:width="2.159cm" svg:height="0.508cm" svg:x="6.194cm" svg:y="23.271cm">
          <draw:glue-point draw:id="4" svg:x="5.002cm" svg:y="-2.283cm"/>
          <draw:glue-point draw:id="5" svg:x="5.002cm" svg:y="2.657cm"/>
          <text:p text:style-name="P2"><text:span text:style-name="T1">Grid Iterator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xml:id="id38" draw:id="id38" draw:layer="layout" svg:width="1.286cm" svg:height="1.778cm" svg:x="13.53cm" svg:y="19.719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Con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xml:id="id43" draw:id="id43" draw:layer="layout" svg:width="1.778cm" svg:height="0.49cm" draw:transform="rotate (-1.5707963267949) translate (13.138cm 19.719cm)">
          <text:p text:style-name="P18"><text:span text:style-name="T1">DEMUX</text:span></text:p>
          <draw:enhanced-geometry svg:viewBox="0 0 21600 21600" draw:mirror-vertical="true" draw:mirror-horizontal="false" draw:glue-points="?f6 10800 10800 21600 ?f5 10800 10800 0" draw:text-areas="?f3 ?f3 ?f4 ?f4" draw:type="trapezoid" draw:modifiers="3913.466738777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9" draw:layer="layout" svg:x1="13.149cm" svg:y1="21.271cm" svg:x2="13.53cm" svg:y2="21.271cm">
          <text:p/>
        </draw:line>
        <draw:line draw:style-name="gr27" draw:text-style-name="P9" draw:layer="layout" svg:x1="13.138cm" svg:y1="19.846cm" svg:x2="13.519cm" svg:y2="19.846cm">
          <text:p/>
        </draw:line>
        <draw:line draw:style-name="gr27" draw:text-style-name="P9" draw:layer="layout" svg:x1="13.139cm" svg:y1="19.946cm" svg:x2="13.52cm" svg:y2="19.946cm">
          <text:p/>
        </draw:line>
        <draw:line draw:style-name="gr27" draw:text-style-name="P9" draw:layer="layout" svg:x1="13.14cm" svg:y1="20.046cm" svg:x2="13.521cm" svg:y2="20.046cm">
          <text:p/>
        </draw:line>
        <draw:line draw:style-name="gr13" draw:text-style-name="P9" draw:layer="layout" svg:x1="13.352cm" svg:y1="20.308cm" svg:x2="13.352cm" svg:y2="20.943cm">
          <text:p/>
        </draw:line>
        <draw:custom-shape draw:style-name="gr46" draw:text-style-name="P8" xml:id="id29" draw:id="id29" draw:layer="layout" svg:width="2.013cm" svg:height="1.225cm" svg:x="6.54cm" svg:y="21.796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Slic</text:span><text:span text:style-name="T1">e </text:span><text:span text:style-name="T1">Ker</text:span><text:span text:style-name="T1">nel</text:span></text:p>
          <text:p text:style-name="P2"><text:span text:style-name="T1">Cha</text:span><text:span text:style-name="T1">nne</text:span><text:span text:style-name="T1">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xml:id="id40" draw:id="id40" draw:layer="layout" svg:width="1.233cm" svg:height="0.508cm" draw:transform="rotate (1.5707963267949) translate (8.923cm 23.029cm)">
          <draw:glue-point draw:id="8" svg:x="-5cm" svg:y="-3.333cm"/>
          <draw:glue-point draw:id="9" svg:x="-5cm" svg:y="3.333cm"/>
          <draw:glue-point draw:id="10" svg:x="-5.177cm" svg:y="-3.931cm"/>
          <draw:glue-point draw:id="11" svg:x="-5.177cm" svg:y="-2.502cm"/>
          <draw:glue-point draw:id="12" svg:x="-5.177cm" svg:y="-1.788cm"/>
          <draw:glue-point draw:id="13" svg:x="-5.177cm" svg:y="4.64cm"/>
          <draw:glue-point draw:id="14" svg:x="-5cm" svg:y="3.948cm"/>
          <text:p text:style-name="P2"><text:span text:style-name="T5">MU</text:span><text:span text:style-name="T5">X</text:span></text:p>
          <draw:enhanced-geometry svg:viewBox="0 0 21600 21600" draw:mirror-horizontal="false" draw:mirror-vertical="false" draw:glue-points="?f6 10800 10800 21600 ?f5 10800 10800 0" draw:text-areas="?f3 ?f3 ?f4 ?f4" draw:type="trapezoid" draw:modifiers="3905.660377358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9" draw:layer="layout" svg:x1="8.553cm" svg:y1="22.81cm" svg:x2="8.934cm" svg:y2="22.81cm">
          <text:p/>
        </draw:line>
        <draw:line draw:style-name="gr27" draw:text-style-name="P9" draw:layer="layout" svg:x1="8.553cm" svg:y1="21.909cm" svg:x2="8.934cm" svg:y2="21.909cm">
          <text:p/>
        </draw:line>
        <draw:line draw:style-name="gr27" draw:text-style-name="P9" draw:layer="layout" svg:x1="8.554cm" svg:y1="22.109cm" svg:x2="8.935cm" svg:y2="22.109cm">
          <text:p/>
        </draw:line>
        <draw:line draw:style-name="gr14" draw:text-style-name="P9" draw:layer="layout" svg:x1="8.747cm" svg:y1="22.336cm" svg:x2="8.747cm" svg:y2="22.59cm">
          <text:p/>
        </draw:line>
        <draw:connector draw:style-name="gr15" draw:text-style-name="P2" draw:layer="layout" draw:line-skew="0.372cm 1.892cm -2.862cm" svg:x1="10.223cm" svg:y1="20.819cm" svg:x2="9.431cm" svg:y2="22.413cm" draw:start-shape="id37" draw:start-glue-point="5" draw:end-shape="id40" draw:end-glue-point="5" svg:d="M10223 20819h-147v756 838h-645" svg:viewBox="0 0 793 1595">
          <text:p/>
        </draw:connector>
        <draw:connector draw:style-name="gr16" draw:text-style-name="P2" draw:layer="layout" svg:x1="6.54cm" svg:y1="22.408cm" svg:x2="5.549cm" svg:y2="22.407cm" draw:start-shape="id29" draw:start-glue-point="3" draw:end-shape="id41" draw:end-glue-point="1" svg:d="M6540 22408h-496v-1h-495" svg:viewBox="0 0 992 2">
          <text:p/>
        </draw:connector>
        <draw:connector draw:style-name="gr31" draw:text-style-name="P2" draw:layer="layout" svg:x1="8.353cm" svg:y1="23.525cm" svg:x2="9.708cm" svg:y2="21.318cm" draw:start-shape="id31" draw:start-glue-point="1" draw:end-shape="id42" draw:end-glue-point="4" svg:d="M8353 23525h1355v-2207" svg:viewBox="0 0 1356 2208">
          <text:p/>
        </draw:connector>
        <draw:connector draw:style-name="gr31" draw:text-style-name="P2" draw:layer="layout" draw:line-skew="0.158cm" svg:x1="8.353cm" svg:y1="23.525cm" svg:x2="9.186cm" svg:y2="22.913cm" draw:start-shape="id31" draw:start-glue-point="1" svg:d="M8353 23525h833v-612" svg:viewBox="0 0 834 613">
          <text:p/>
        </draw:connector>
        <draw:custom-shape draw:style-name="gr25" draw:text-style-name="P8" draw:layer="layout" svg:width="1.651cm" svg:height="1.778cm" svg:x="7.399cm" svg:y="19.715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Slice</text:span></text:p>
          <text:p text:style-name="P2"><text:span text:style-name="T1">Image</text:span></text:p>
          <text:p text:style-name="P2"><text:span text:style-name="T1">Sec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1.778cm" svg:height="0.508cm" draw:transform="rotate (1.5707963267949) translate (9.42cm 21.501cm)">
          <draw:glue-point draw:id="8" svg:x="-5cm" svg:y="-3.333cm"/>
          <draw:glue-point draw:id="9" svg:x="-5cm" svg:y="3.333cm"/>
          <draw:glue-point draw:id="10" svg:x="-5.177cm" svg:y="-3.931cm"/>
          <draw:glue-point draw:id="11" svg:x="-5.177cm" svg:y="-2.502cm"/>
          <draw:glue-point draw:id="12" svg:x="-5.177cm" svg:y="-1.788cm"/>
          <draw:glue-point draw:id="13" svg:x="-5.177cm" svg:y="4.64cm"/>
          <draw:glue-point draw:id="14" svg:x="-5cm" svg:y="3.948cm"/>
          <text:p text:style-name="P2"><text:span text:style-name="T5">MUX</text:span></text:p>
          <draw:enhanced-geometry svg:viewBox="0 0 21600 21600" draw:glue-points="?f6 10800 10800 21600 ?f5 10800 10800 0" draw:text-areas="?f3 ?f3 ?f4 ?f4" draw:mirror-horizontal="false" draw:mirror-vertical="false" draw:type="trapezoid" draw:modifiers="3905.660377358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9" draw:layer="layout" svg:x1="9.05cm" svg:y1="21.282cm" svg:x2="9.431cm" svg:y2="21.282cm">
          <text:p/>
        </draw:line>
        <draw:line draw:style-name="gr27" draw:text-style-name="P9" draw:layer="layout" svg:x1="9.039cm" svg:y1="19.857cm" svg:x2="9.42cm" svg:y2="19.857cm">
          <text:p/>
        </draw:line>
        <draw:line draw:style-name="gr27" draw:text-style-name="P9" draw:layer="layout" svg:x1="9.04cm" svg:y1="19.957cm" svg:x2="9.421cm" svg:y2="19.957cm">
          <text:p/>
        </draw:line>
        <draw:line draw:style-name="gr27" draw:text-style-name="P9" draw:layer="layout" svg:x1="9.041cm" svg:y1="20.057cm" svg:x2="9.422cm" svg:y2="20.057cm">
          <text:p/>
        </draw:line>
        <draw:line draw:style-name="gr13" draw:text-style-name="P9" draw:layer="layout" svg:x1="9.253cm" svg:y1="20.319cm" svg:x2="9.253cm" svg:y2="20.954cm">
          <text:p/>
        </draw:line>
        <draw:custom-shape draw:style-name="gr34" draw:text-style-name="P15" xml:id="id34" draw:id="id34" draw:layer="layout" svg:width="0.889cm" svg:height="1.775cm" svg:x="14.816cm" svg:y="19.722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2"><text:span text:style-name="T1">Reg</text:span></text:p>
          <draw:enhanced-geometry svg:viewBox="0 0 21600 21600" draw:type="rectangle" draw:enhanced-path="M 0 0 L 21600 0 21600 21600 0 21600 0 0 Z N"/>
        </draw:custom-shape>
        <draw:connector draw:style-name="gr27" draw:text-style-name="P9" draw:layer="layout" draw:type="line" svg:x1="12.42cm" svg:y1="20.608cm" svg:x2="12.648cm" svg:y2="20.609cm" draw:start-shape="id37" draw:start-glue-point="1" draw:end-shape="id43" draw:end-glue-point="5" svg:d="M12420 20608l228 1" svg:viewBox="0 0 229 2">
          <text:p/>
        </draw:connector>
        <draw:custom-shape draw:style-name="gr35" draw:text-style-name="P9" xml:id="id44" draw:id="id44" draw:layer="layout" svg:width="0.164cm" svg:height="0.1cm" draw:transform="rotate (-1.5707963267949) translate (6.296cm 23.3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20" draw:layer="layout" svg:width="0.853cm" svg:height="0.408cm" svg:x="5.551cm" svg:y="23.103cm">
          <draw:text-box>
            <text:p><text:span text:style-name="T6">Clock</text:span></text:p>
          </draw:text-box>
        </draw:frame>
        <draw:connector draw:style-name="gr37" draw:text-style-name="P9" draw:layer="layout" draw:type="line" svg:x1="6.196cm" svg:y1="23.408cm" svg:x2="6.011cm" svg:y2="23.406cm" draw:start-shape="id44" draw:start-glue-point="7" svg:d="M6196 23408l-185-2" svg:viewBox="0 0 186 3">
          <text:p/>
        </draw:connector>
        <draw:connector draw:style-name="gr2" draw:text-style-name="P2" draw:layer="layout" draw:line-skew="0.509cm" svg:x1="15.26cm" svg:y1="19.722cm" svg:x2="4.827cm" svg:y2="19.498cm" draw:start-shape="id34" draw:start-glue-point="0" draw:end-shape="id30" draw:end-glue-point="3" svg:d="M15260 19722v-224h-10433" svg:viewBox="0 0 10434 225">
          <text:p/>
        </draw:connector>
        <draw:custom-shape draw:style-name="gr47" draw:text-style-name="P21" xml:id="id46" draw:id="id46" draw:layer="layout" svg:width="2.331cm" svg:height="0.888cm" svg:x="10.221cm" svg:y="23.002cm">
          <draw:glue-point draw:id="4" svg:x="5.062cm" svg:y="-1.594cm"/>
          <draw:glue-point draw:id="5" svg:x="5.003cm" svg:y="3.445cm"/>
          <draw:glue-point draw:id="6" svg:x="5.002cm" svg:y="-2.401cm"/>
          <draw:glue-point draw:id="7" svg:x="-4.997cm" svg:y="2.401cm"/>
          <draw:glue-point draw:id="8" svg:x="-5.068cm" svg:y="-0.893cm"/>
          <draw:glue-point draw:id="9" svg:x="-4.996cm" svg:y="0.932cm"/>
          <draw:glue-point draw:id="10" svg:x="3.719cm" svg:y="-5cm"/>
          <draw:glue-point draw:id="11" svg:x="0.995cm" svg:y="-5cm"/>
          <draw:glue-point draw:id="12" svg:x="-3.183cm" svg:y="-5cm"/>
          <draw:glue-point draw:id="13" svg:x="-4.697cm" svg:y="-5cm"/>
          <draw:glue-point draw:id="14" svg:x="-1.218cm" svg:y="-5cm"/>
          <draw:glue-point draw:id="15" svg:x="-0.592cm" svg:y="5cm"/>
          <draw:glue-point draw:id="16" svg:x="0.57cm" svg:y="5cm"/>
          <draw:glue-point draw:id="17" svg:x="-1.119cm" svg:y="5cm"/>
          <text:p text:style-name="P2"><text:span text:style-name="T7">Data-Flow</text:span></text:p>
          <text:p text:style-name="P2"><text:span text:style-name="T7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2" draw:layer="layout" draw:line-skew="-0.496cm" svg:x1="12.893cm" svg:y1="21.337cm" svg:x2="9.708cm" svg:y2="21.318cm" draw:start-shape="id43" draw:start-glue-point="6" draw:end-shape="id42" draw:end-glue-point="4" svg:d="M12893 21337v186h-3185v-205" svg:viewBox="0 0 3186 206">
          <text:p/>
        </draw:connector>
        <draw:frame draw:style-name="gr49" draw:text-style-name="P23" draw:layer="layout" svg:width="1.857cm" svg:height="0.408cm" draw:transform="rotate (1.5707963267949) translate (11.017cm 23.209cm)">
          <draw:text-box>
            <text:p text:style-name="P22"><text:span text:style-name="T8">Convolution </text:span><text:span text:style-name="T8">Complete</text:span></text:p>
          </draw:text-box>
        </draw:frame>
        <draw:frame draw:style-name="gr50" draw:text-style-name="P25" draw:layer="layout" svg:width="1.143cm" svg:height="0.565cm" svg:x="15.853cm" svg:y="21.245cm">
          <draw:text-box>
            <text:p text:style-name="P24"><text:span text:style-name="T8">Transfer</text:span></text:p>
            <text:p text:style-name="P24"><text:span text:style-name="T8">Complete</text:span></text:p>
          </draw:text-box>
        </draw:frame>
        <draw:custom-shape draw:style-name="gr51" draw:text-style-name="P9" xml:id="id45" draw:id="id45" draw:layer="layout" svg:width="0.164cm" svg:height="0.1cm" draw:transform="rotate (-3.14159265358979) translate (10.463cm 20.3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20" draw:layer="layout" svg:width="0.853cm" svg:height="0.408cm" svg:x="9.927cm" svg:y="19.82cm">
          <draw:text-box>
            <text:p><text:span text:style-name="T6">Clock</text:span></text:p>
          </draw:text-box>
        </draw:frame>
        <draw:connector draw:style-name="gr52" draw:text-style-name="P9" draw:layer="layout" draw:type="line" svg:x1="10.382cm" svg:y1="20.106cm" svg:x2="10.381cm" svg:y2="20.204cm" draw:end-shape="id45" draw:end-glue-point="7" svg:d="M10382 20106l-1 98" svg:viewBox="0 0 2 99">
          <text:p/>
        </draw:connector>
        <draw:connector draw:style-name="gr53" draw:text-style-name="P2" draw:layer="layout" svg:x1="10.222cm" svg:y1="23.659cm" svg:x2="8.352cm" svg:y2="23.659cm" draw:start-shape="id46" draw:start-glue-point="7" draw:end-shape="id31" draw:end-glue-point="5" svg:d="M10222 23659h-1870" svg:viewBox="0 0 1871 1">
          <text:p/>
        </draw:connector>
        <draw:frame draw:style-name="gr36" draw:text-style-name="P20" draw:layer="layout" svg:width="0.853cm" svg:height="0.408cm" svg:x="8.245cm" svg:y="23.57cm">
          <draw:text-box>
            <text:p><text:span text:style-name="T6">Hold</text:span></text:p>
          </draw:text-box>
        </draw:frame>
        <draw:custom-shape draw:style-name="gr54" draw:text-style-name="P26" draw:layer="layout" svg:width="0.061cm" svg:height="0.06cm" svg:x="9.157cm" svg:y="23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6" draw:layer="layout" svg:width="0.061cm" svg:height="0.06cm" svg:x="9.678cm" svg:y="2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svg:x1="11.106cm" svg:y1="21.015cm" svg:x2="11.103cm" svg:y2="23.002cm" draw:start-shape="id37" draw:start-glue-point="13" draw:end-shape="id46" draw:end-glue-point="14" svg:d="M11106 21015v998h-3v989" svg:viewBox="0 0 4 1988">
          <text:p/>
        </draw:connector>
        <draw:frame draw:style-name="gr55" draw:text-style-name="P28" draw:layer="layout" svg:width="1.421cm" svg:height="0.408cm" draw:transform="rotate (1.5707963267949) translate (10.562cm 23.181cm)">
          <draw:text-box>
            <text:p text:style-name="P27"><text:span text:style-name="T8">MAC</text:span><text:span text:style-name="T8">C </text:span><text:span text:style-name="T8">Iterat</text:span><text:span text:style-name="T8">or</text:span></text:p>
          </draw:text-box>
        </draw:frame>
        <draw:connector draw:style-name="gr56" draw:text-style-name="P2" draw:layer="layout" svg:x1="10.645cm" svg:y1="23.002cm" svg:x2="10.646cm" svg:y2="21.015cm" draw:start-shape="id46" draw:start-glue-point="12" draw:end-shape="id37" draw:end-glue-point="12" svg:d="M10645 23002v-989h1v-998" svg:viewBox="0 0 2 1988">
          <text:p/>
        </draw:connector>
        <draw:custom-shape draw:style-name="gr35" draw:text-style-name="P9" xml:id="id47" draw:id="id47" draw:layer="layout" svg:width="0.164cm" svg:height="0.1cm" draw:transform="rotate (-1.5707963267949) translate (10.322cm 23.0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20" draw:layer="layout" svg:width="0.853cm" svg:height="0.408cm" svg:x="9.577cm" svg:y="22.81cm">
          <draw:text-box>
            <text:p><text:span text:style-name="T6">Clock</text:span></text:p>
          </draw:text-box>
        </draw:frame>
        <draw:connector draw:style-name="gr37" draw:text-style-name="P9" draw:layer="layout" draw:type="line" svg:x1="10.222cm" svg:y1="23.115cm" svg:x2="10.037cm" svg:y2="23.113cm" draw:start-shape="id47" draw:start-glue-point="7" svg:d="M10222 23115l-185-2" svg:viewBox="0 0 186 3">
          <text:p/>
        </draw:connector>
        <draw:custom-shape draw:style-name="gr51" draw:text-style-name="P9" xml:id="id48" draw:id="id48" draw:layer="layout" svg:width="0.164cm" svg:height="0.1cm" draw:transform="rotate (-3.14159265358979) translate (15.004cm 19.8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20" draw:layer="layout" svg:width="0.853cm" svg:height="0.408cm" svg:x="14.294cm" svg:y="19.437cm">
          <draw:text-box>
            <text:p><text:span text:style-name="T6">Clock</text:span></text:p>
          </draw:text-box>
        </draw:frame>
        <draw:connector draw:style-name="gr52" draw:text-style-name="P9" draw:layer="layout" draw:type="line" svg:x1="14.923cm" svg:y1="19.614cm" svg:x2="14.922cm" svg:y2="19.712cm" draw:end-shape="id48" draw:end-glue-point="7" svg:d="M14923 19614l-1 98" svg:viewBox="0 0 2 99">
          <text:p/>
        </draw:connector>
        <draw:custom-shape draw:style-name="gr51" draw:text-style-name="P9" xml:id="id49" draw:id="id49" draw:layer="layout" svg:width="0.164cm" svg:height="0.1cm" draw:transform="rotate (-3.14159265358979) translate (15.094cm 11.56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20" draw:layer="layout" svg:width="0.853cm" svg:height="0.408cm" svg:x="14.384cm" svg:y="11.187cm">
          <draw:text-box>
            <text:p><text:span text:style-name="T6">Cloc</text:span><text:span text:style-name="T6">k</text:span></text:p>
          </draw:text-box>
        </draw:frame>
        <draw:connector draw:style-name="gr52" draw:text-style-name="P9" draw:layer="layout" draw:type="line" svg:x1="15.013cm" svg:y1="11.364cm" svg:x2="15.012cm" svg:y2="11.462cm" draw:end-shape="id49" draw:end-glue-point="7" svg:d="M15013 11364l-1 98" svg:viewBox="0 0 2 99">
          <text:p/>
        </draw:connector>
        <draw:custom-shape draw:style-name="gr51" draw:text-style-name="P9" xml:id="id50" draw:id="id50" draw:layer="layout" svg:width="0.164cm" svg:height="0.1cm" draw:transform="rotate (-3.14159265358979) translate (15.095cm 11.56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20" draw:layer="layout" svg:width="0.853cm" svg:height="0.408cm" svg:x="14.385cm" svg:y="11.187cm">
          <draw:text-box>
            <text:p><text:span text:style-name="T6">Clock</text:span></text:p>
          </draw:text-box>
        </draw:frame>
        <draw:connector draw:style-name="gr52" draw:text-style-name="P9" draw:layer="layout" draw:type="line" svg:x1="15.014cm" svg:y1="11.364cm" svg:x2="15.013cm" svg:y2="11.462cm" draw:end-shape="id50" draw:end-glue-point="7" svg:d="M15014 11364l-1 98" svg:viewBox="0 0 2 99">
          <text:p/>
        </draw:connector>
        <draw:connector draw:style-name="gr57" draw:text-style-name="P2" draw:layer="layout" svg:x1="11.617cm" svg:y1="23.002cm" svg:x2="11.619cm" svg:y2="21.015cm" draw:start-shape="id46" draw:start-glue-point="11" draw:end-shape="id37" draw:end-glue-point="6" svg:d="M11617 23002v-989h2v-998" svg:viewBox="0 0 3 1988">
          <text:p/>
        </draw:connector>
        <draw:frame draw:style-name="gr55" draw:text-style-name="P28" draw:layer="layout" svg:width="1.421cm" svg:height="0.408cm" draw:transform="rotate (1.5707963267949) translate (11.518cm 23.188cm)">
          <draw:text-box>
            <text:p text:style-name="P27"><text:span text:style-name="T8">MACC </text:span><text:span text:style-name="T8">Hold</text:span></text:p>
          </draw:text-box>
        </draw:frame>
        <draw:custom-shape draw:style-name="gr58" draw:text-style-name="P29" xml:id="id35" draw:id="id35" draw:layer="layout" svg:width="1.438cm" svg:height="1.27cm" svg:x="16.024cm" svg:y="19.975cm">
          <draw:glue-point draw:id="4" svg:x="0.664cm" svg:y="5cm"/>
          <text:p text:style-name="P7">Grid TX </text:p>
          <text:p text:style-name="P7">Str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2" draw:layer="layout" svg:x1="12.551cm" svg:y1="23.233cm" svg:x2="16.743cm" svg:y2="21.245cm" draw:start-shape="id46" draw:start-glue-point="6" draw:end-shape="id35" draw:end-glue-point="2" svg:d="M12551 23233h4192v-1988" svg:viewBox="0 0 4193 1989">
          <text:p/>
        </draw:connector>
        <draw:connector draw:style-name="gr53" draw:text-style-name="P2" draw:layer="layout" svg:x1="16.838cm" svg:y1="21.245cm" svg:x2="12.552cm" svg:y2="23.305cm" draw:start-shape="id35" draw:start-glue-point="4" draw:end-shape="id46" draw:end-glue-point="4" svg:d="M16838 21245v2060h-4286" svg:viewBox="0 0 4287 2061">
          <text:p/>
        </draw:connector>
        <draw:frame draw:style-name="gr59" draw:text-style-name="P28" draw:layer="layout" svg:width="2.22cm" svg:height="0.408cm" svg:x="12.448cm" svg:y="23.233cm">
          <draw:text-box>
            <text:p text:style-name="P27"><text:span text:style-name="T8">Stream Feature </text:span><text:span text:style-name="T8">Complete</text:span></text:p>
          </draw:text-box>
        </draw:frame>
        <draw:connector draw:style-name="gr37" draw:text-style-name="P9" draw:layer="layout" draw:type="line" svg:x1="17.462cm" svg:y1="20.61cm" svg:x2="18.526cm" svg:y2="20.615cm" draw:start-shape="id35" draw:start-glue-point="1" svg:d="M17462 20610l1064 5" svg:viewBox="0 0 1065 6">
          <text:p/>
        </draw:connector>
        <draw:custom-shape draw:style-name="gr60" draw:text-style-name="P29" xml:id="id51" draw:id="id51" draw:layer="layout" svg:width="1.397cm" svg:height="1.096cm" svg:x="4.127cm" svg:y="20.057cm">
          <draw:glue-point draw:id="4" svg:x="0.664cm" svg:y="5cm"/>
          <text:p text:style-name="P7">Grid RX </text:p>
          <text:p text:style-name="P7">Stream</text:p>
          <draw:enhanced-geometry svg:viewBox="0 0 21600 21600" draw:type="rectangle" draw:enhanced-path="M 0 0 L 21600 0 21600 21600 0 21600 0 0 Z N"/>
        </draw:custom-shape>
        <draw:connector draw:style-name="gr39" draw:text-style-name="P9" draw:layer="layout" draw:type="line" svg:x1="5.524cm" svg:y1="20.605cm" svg:x2="5.793cm" svg:y2="20.602cm" draw:start-shape="id51" draw:start-glue-point="1" draw:end-shape="id32" draw:end-glue-point="3" svg:d="M5524 20605l269-3" svg:viewBox="0 0 270 4">
          <text:p/>
        </draw:connector>
        <draw:connector draw:style-name="gr61" draw:text-style-name="P9" draw:layer="layout" draw:type="line" svg:x1="4.827cm" svg:y1="19.498cm" svg:x2="3.317cm" svg:y2="19.505cm" draw:start-shape="id30" draw:start-glue-point="3" svg:d="M4827 19498l-1510 7" svg:viewBox="0 0 1511 8">
          <text:p/>
        </draw:connector>
        <draw:custom-shape draw:style-name="gr62" draw:text-style-name="P29" xml:id="id41" draw:id="id41" draw:layer="layout" svg:width="1.397cm" svg:height="1.27cm" svg:x="4.152cm" svg:y="21.772cm">
          <draw:glue-point draw:id="4" svg:x="0.664cm" svg:y="5cm"/>
          <draw:glue-point draw:id="5" svg:x="0.959cm" svg:y="5cm"/>
          <text:p text:style-name="P7">Grid RX </text:p>
          <text:p text:style-name="P7">Stream</text:p>
          <draw:enhanced-geometry svg:viewBox="0 0 21600 21600" draw:type="rectangle" draw:enhanced-path="M 0 0 L 21600 0 21600 21600 0 21600 0 0 Z N"/>
        </draw:custom-shape>
        <draw:connector draw:style-name="gr39" draw:text-style-name="P9" draw:layer="layout" draw:type="line" svg:x1="4.152cm" svg:y1="22.407cm" svg:x2="3.314cm" svg:y2="22.41cm" draw:start-shape="id41" draw:start-glue-point="3" svg:d="M4152 22407l-838 3" svg:viewBox="0 0 839 4">
          <text:p/>
        </draw:connector>
        <draw:connector draw:style-name="gr63" draw:text-style-name="P2" xml:id="id52" draw:id="id52" draw:layer="layout" draw:line-skew="-0.412cm" svg:x1="11.126cm" svg:y1="23.89cm" svg:x2="5.751cm" svg:y2="21.552cm" draw:start-shape="id46" draw:start-glue-point="17" svg:d="M11126 23890v97h-5375v-2435" svg:viewBox="0 0 5376 2436">
          <text:p/>
        </draw:connector>
        <draw:connector draw:style-name="gr64" draw:text-style-name="P2" draw:layer="layout" svg:x1="4.917cm" svg:y1="21.153cm" svg:x2="5.751cm" svg:y2="21.552cm" draw:start-shape="id51" draw:start-glue-point="4" draw:end-shape="id52" draw:end-glue-point="3" svg:d="M4917 21153v399h834" svg:viewBox="0 0 835 400">
          <text:p/>
        </draw:connector>
        <draw:connector draw:style-name="gr65" draw:text-style-name="P2" xml:id="id53" draw:id="id53" draw:layer="layout" svg:x1="4.825cm" svg:y1="21.153cm" svg:x2="5.652cm" svg:y2="21.686cm" draw:start-shape="id51" draw:start-glue-point="2" svg:d="M4825 21153v526h827v7" svg:viewBox="0 0 828 534">
          <text:p/>
        </draw:connector>
        <draw:connector draw:style-name="gr56" draw:text-style-name="P2" draw:layer="layout" draw:line-skew="-0.352cm" svg:x1="11.249cm" svg:y1="23.89cm" svg:x2="5.652cm" svg:y2="21.686cm" draw:start-shape="id46" draw:start-glue-point="15" draw:end-shape="id53" draw:end-glue-point="3" svg:d="M11249 23890v157h-5597v-2361" svg:viewBox="0 0 5598 2362">
          <text:p/>
        </draw:connector>
        <draw:connector draw:style-name="gr53" draw:text-style-name="P2" draw:layer="layout" draw:line-skew="0.022cm" svg:x1="11.386cm" svg:y1="23.89cm" svg:x2="4.942cm" svg:y2="23.042cm" draw:start-shape="id46" draw:start-glue-point="2" draw:end-shape="id41" draw:end-glue-point="4" svg:d="M11386 23890v531h-6444v-1379" svg:viewBox="0 0 6445 1380">
          <text:p/>
        </draw:connector>
        <draw:connector draw:style-name="gr64" draw:text-style-name="P2" draw:layer="layout" draw:line-skew="0.096cm" svg:x1="11.518cm" svg:y1="23.89cm" svg:x2="4.85cm" svg:y2="23.042cm" draw:start-shape="id46" draw:start-glue-point="16" draw:end-shape="id41" draw:end-glue-point="2" svg:d="M11518 23890v605h-6668v-1453" svg:viewBox="0 0 6669 1454">
          <text:p/>
        </draw:connector>
        <draw:frame draw:style-name="gr50" draw:text-style-name="P28" draw:layer="layout" svg:width="1.143cm" svg:height="0.565cm" svg:x="4.724cm" svg:y="23.042cm">
          <draw:text-box>
            <text:p text:style-name="P27"><text:span text:style-name="T8">Tr</text:span><text:span text:style-name="T8">a</text:span><text:span text:style-name="T8">n</text:span><text:span text:style-name="T8">sf</text:span><text:span text:style-name="T8">er</text:span></text:p>
            <text:p text:style-name="P27"><text:span text:style-name="T8">C</text:span><text:span text:style-name="T8">o</text:span><text:span text:style-name="T8">m</text:span><text:span text:style-name="T8">pl</text:span><text:span text:style-name="T8">et</text:span><text:span text:style-name="T8">e</text:span></text:p>
          </draw:text-box>
        </draw:frame>
        <draw:frame draw:style-name="gr50" draw:text-style-name="P28" draw:layer="layout" svg:width="1.143cm" svg:height="0.565cm" svg:x="4.755cm" svg:y="21.073cm">
          <draw:text-box>
            <text:p text:style-name="P27"><text:span text:style-name="T8">Transfer</text:span></text:p>
            <text:p text:style-name="P27"><text:span text:style-name="T8">Complet</text:span><text:span text:style-name="T8">e</text:span></text:p>
          </draw:text-box>
        </draw:frame>
        <draw:frame draw:style-name="gr66" draw:text-style-name="P28" draw:layer="layout" svg:width="2.093cm" svg:height="0.408cm" svg:x="11.305cm" svg:y="23.89cm">
          <draw:text-box>
            <text:p text:style-name="P27"><text:span text:style-name="T8">St</text:span><text:span text:style-name="T8">re</text:span><text:span text:style-name="T8">a</text:span><text:span text:style-name="T8">m </text:span><text:span text:style-name="T8">K</text:span><text:span text:style-name="T8">er</text:span><text:span text:style-name="T8">n</text:span><text:span text:style-name="T8">el </text:span><text:span text:style-name="T8">C</text:span><text:span text:style-name="T8">o</text:span><text:span text:style-name="T8">m</text:span><text:span text:style-name="T8">pl</text:span><text:span text:style-name="T8">et</text:span><text:span text:style-name="T8">e</text:span></text:p>
          </draw:text-box>
        </draw:frame>
        <draw:frame draw:style-name="gr59" draw:text-style-name="P28" draw:layer="layout" svg:width="2.728cm" svg:height="0.408cm" svg:x="8.826cm" svg:y="23.96cm">
          <draw:text-box>
            <text:p text:style-name="P27"><text:span text:style-name="T8">Stream </text:span><text:span text:style-name="T8">Image/Featu</text:span><text:span text:style-name="T8">re Complete</text:span></text:p>
          </draw:text-box>
        </draw:frame>
        <draw:frame draw:style-name="gr67" draw:text-style-name="P13" draw:layer="layout" svg:width="3.182cm" svg:height="0.941cm" svg:x="17.716cm" svg:y="19.674cm">
          <draw:text-box>
            <text:p text:style-name="P12"><text:span text:style-name="T3">Output </text:span><text:span text:style-name="T3">Feature</text:span></text:p>
            <text:p text:style-name="P12"><text:span text:style-name="T3">Stre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width="0cm" svg:stroke-color="#000000" draw:marker-start-width="0cm" draw:marker-end-width="0cm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14:32:03.402565471</meta:creation-date>
    <dc:date>2019-12-08T05:25:48.341044687</dc:date>
    <meta:editing-duration>PT1H36M57S</meta:editing-duration>
    <meta:editing-cycles>21</meta:editing-cycles>
    <meta:generator>LibreOffice/6.0.7.3$Linux_X86_64 LibreOffice_project/00m0$Build-3</meta:generator>
    <meta:document-statistic meta:object-count="221"/>
  </office:meta>
</office:document-meta>
</file>